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8798" calcext:value-type="float">
            <text:p>0,468798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594374" calcext:value-type="float">
            <text:p>26,594374</text:p>
          </table:table-cell>
          <table:table-cell table:formula="of:=([.D2]-[.E2])^2" office:value-type="float" office:value="0.244408618129" calcext:value-type="float">
            <text:p>0,2444086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9521" calcext:value-type="float">
            <text:p>0,469521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603773" calcext:value-type="float">
            <text:p>26,603773</text:p>
          </table:table-cell>
          <table:table-cell table:formula="of:=([.D3]-[.E3])^2" office:value-type="float" office:value="0.355492597823996" calcext:value-type="float">
            <text:p>0,3554925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31573" calcext:value-type="float">
            <text:p>0,531573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410449" calcext:value-type="float">
            <text:p>27,410449</text:p>
          </table:table-cell>
          <table:table-cell table:formula="of:=([.D4]-[.E4])^2" office:value-type="float" office:value="1.187132277136" calcext:value-type="float">
            <text:p>1,1871322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21011" calcext:value-type="float">
            <text:p>0,621011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8.573143" calcext:value-type="float">
            <text:p>28,573143</text:p>
          </table:table-cell>
          <table:table-cell table:formula="of:=([.D5]-[.E5])^2" office:value-type="float" office:value="2.331310620769" calcext:value-type="float">
            <text:p>2,3313106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27334" calcext:value-type="float">
            <text:p>0,727334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29.955342" calcext:value-type="float">
            <text:p>29,955342</text:p>
          </table:table-cell>
          <table:table-cell table:formula="of:=([.D6]-[.E6])^2" office:value-type="float" office:value="0.892378736964001" calcext:value-type="float">
            <text:p>0,892378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3686" calcext:value-type="float">
            <text:p>0,793686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0.817918" calcext:value-type="float">
            <text:p>30,817918</text:p>
          </table:table-cell>
          <table:table-cell table:formula="of:=([.D7]-[.E7])^2" office:value-type="float" office:value="0.000320911396000039" calcext:value-type="float">
            <text:p>0,0003209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3075" calcext:value-type="float">
            <text:p>0,763075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419975" calcext:value-type="float">
            <text:p>30,419975</text:p>
          </table:table-cell>
          <table:table-cell table:formula="of:=([.D8]-[.E8])^2" office:value-type="float" office:value="0.462440800899998" calcext:value-type="float">
            <text:p>0,4624408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4773" calcext:value-type="float">
            <text:p>0,744773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182049" calcext:value-type="float">
            <text:p>30,182049</text:p>
          </table:table-cell>
          <table:table-cell table:formula="of:=([.D9]-[.E9])^2" office:value-type="float" office:value="0.669037294809" calcext:value-type="float">
            <text:p>0,6690372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2608" calcext:value-type="float">
            <text:p>0,702608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29.633904" calcext:value-type="float">
            <text:p>29,633904</text:p>
          </table:table-cell>
          <table:table-cell table:formula="of:=([.D10]-[.E10])^2" office:value-type="float" office:value="3.86552561683599" calcext:value-type="float">
            <text:p>3,8655256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16859" calcext:value-type="float">
            <text:p>0,716859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29.819167" calcext:value-type="float">
            <text:p>29,819167</text:p>
          </table:table-cell>
          <table:table-cell table:formula="of:=([.D11]-[.E11])^2" office:value-type="float" office:value="0.175705165584" calcext:value-type="float">
            <text:p>0,1757051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3879" calcext:value-type="float">
            <text:p>0,603879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350427" calcext:value-type="float">
            <text:p>28,350427</text:p>
          </table:table-cell>
          <table:table-cell table:formula="of:=([.D12]-[.E12])^2" office:value-type="float" office:value="0.122199184900005" calcext:value-type="float">
            <text:p>0,1221991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2484" calcext:value-type="float">
            <text:p>0,582484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8.072292" calcext:value-type="float">
            <text:p>28,072292</text:p>
          </table:table-cell>
          <table:table-cell table:formula="of:=([.D13]-[.E13])^2" office:value-type="float" office:value="0.223057844100004" calcext:value-type="float">
            <text:p>0,2230578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5155" calcext:value-type="float">
            <text:p>0,55155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67015" calcext:value-type="float">
            <text:p>27,67015</text:p>
          </table:table-cell>
          <table:table-cell table:formula="of:=([.D14]-[.E14])^2" office:value-type="float" office:value="0.757169724025007" calcext:value-type="float">
            <text:p>0,7571697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1181" calcext:value-type="float">
            <text:p>0,471181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625353" calcext:value-type="float">
            <text:p>26,625353</text:p>
          </table:table-cell>
          <table:table-cell table:formula="of:=([.D15]-[.E15])^2" office:value-type="float" office:value="0.0304998281639995" calcext:value-type="float">
            <text:p>0,0304998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7976" calcext:value-type="float">
            <text:p>0,47976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73688" calcext:value-type="float">
            <text:p>26,73688</text:p>
          </table:table-cell>
          <table:table-cell table:formula="of:=([.D16]-[.E16])^2" office:value-type="float" office:value="0.0692321344000004" calcext:value-type="float">
            <text:p>0,0692321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244" calcext:value-type="float">
            <text:p>0,49244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6.90172" calcext:value-type="float">
            <text:p>26,90172</text:p>
          </table:table-cell>
          <table:table-cell table:formula="of:=([.D17]-[.E17])^2" office:value-type="float" office:value="0.362064551524002" calcext:value-type="float">
            <text:p>0,3620645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89" calcext:value-type="float">
            <text:p>0,4689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5957" calcext:value-type="float">
            <text:p>26,5957</text:p>
          </table:table-cell>
          <table:table-cell table:formula="of:=([.D18]-[.E18])^2" office:value-type="float" office:value="0.991410524416005" calcext:value-type="float">
            <text:p>0,9914105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1524" calcext:value-type="float">
            <text:p>0,431524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109812" calcext:value-type="float">
            <text:p>26,109812</text:p>
          </table:table-cell>
          <table:table-cell table:formula="of:=([.D19]-[.E19])^2" office:value-type="float" office:value="0.0842079145960012" calcext:value-type="float">
            <text:p>0,08420791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0477" calcext:value-type="float">
            <text:p>0,460477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486201" calcext:value-type="float">
            <text:p>26,486201</text:p>
          </table:table-cell>
          <table:table-cell table:formula="of:=([.D20]-[.E20])^2" office:value-type="float" office:value="3.55773535041601" calcext:value-type="float">
            <text:p>3,5577353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70128" calcext:value-type="float">
            <text:p>0,370128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311664" calcext:value-type="float">
            <text:p>25,311664</text:p>
          </table:table-cell>
          <table:table-cell table:formula="of:=([.D21]-[.E21])^2" office:value-type="float" office:value="0.831131248896003" calcext:value-type="float">
            <text:p>0,83113124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51367" calcext:value-type="float">
            <text:p>0,351367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067771" calcext:value-type="float">
            <text:p>25,067771</text:p>
          </table:table-cell>
          <table:table-cell table:formula="of:=([.D22]-[.E22])^2" office:value-type="float" office:value="4.699252786176" calcext:value-type="float">
            <text:p>4,69925278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272265" calcext:value-type="float">
            <text:p>0,272265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4.039445" calcext:value-type="float">
            <text:p>24,039445</text:p>
          </table:table-cell>
          <table:table-cell table:formula="of:=([.D23]-[.E23])^2" office:value-type="float" office:value="0.704674623601003" calcext:value-type="float">
            <text:p>0,7046746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69306" calcext:value-type="float">
            <text:p>0,269306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4.000978" calcext:value-type="float">
            <text:p>24,000978</text:p>
          </table:table-cell>
          <table:table-cell table:formula="of:=([.D24]-[.E24])^2" office:value-type="float" office:value="0.0905865525760013" calcext:value-type="float">
            <text:p>0,09058655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23947" calcext:value-type="float">
            <text:p>0,323947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4.711311" calcext:value-type="float">
            <text:p>24,711311</text:p>
          </table:table-cell>
          <table:table-cell table:formula="of:=([.D25]-[.E25])^2" office:value-type="float" office:value="1.234998803025" calcext:value-type="float">
            <text:p>1,2349988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42695" calcext:value-type="float">
            <text:p>0,342695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4.955035" calcext:value-type="float">
            <text:p>24,955035</text:p>
          </table:table-cell>
          <table:table-cell table:formula="of:=([.D26]-[.E26])^2" office:value-type="float" office:value="0.731086561296003" calcext:value-type="float">
            <text:p>0,7310865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82783" calcext:value-type="float">
            <text:p>0,382783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476179" calcext:value-type="float">
            <text:p>25,476179</text:p>
          </table:table-cell>
          <table:table-cell table:formula="of:=([.D27]-[.E27])^2" office:value-type="float" office:value="0.0500958400410004" calcext:value-type="float">
            <text:p>0,050095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49335" calcext:value-type="float">
            <text:p>0,449335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6.341355" calcext:value-type="float">
            <text:p>26,341355</text:p>
          </table:table-cell>
          <table:table-cell table:formula="of:=([.D28]-[.E28])^2" office:value-type="float" office:value="0.0668987879040005" calcext:value-type="float">
            <text:p>0,06689878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21236" calcext:value-type="float">
            <text:p>0,521236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276068" calcext:value-type="float">
            <text:p>27,276068</text:p>
          </table:table-cell>
          <table:table-cell table:formula="of:=([.D29]-[.E29])^2" office:value-type="float" office:value="0.524076092761006" calcext:value-type="float">
            <text:p>0,52407609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99928" calcext:value-type="float">
            <text:p>0,599928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299064" calcext:value-type="float">
            <text:p>28,299064</text:p>
          </table:table-cell>
          <table:table-cell table:formula="of:=([.D30]-[.E30])^2" office:value-type="float" office:value="0.0396284667610006" calcext:value-type="float">
            <text:p>0,0396284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001" calcext:value-type="float">
            <text:p>0,64001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8.82013" calcext:value-type="float">
            <text:p>28,82013</text:p>
          </table:table-cell>
          <table:table-cell table:formula="of:=([.D31]-[.E31])^2" office:value-type="float" office:value="0.672614857160994" calcext:value-type="float">
            <text:p>0,67261485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11818" calcext:value-type="float">
            <text:p>0,611818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453634" calcext:value-type="float">
            <text:p>28,453634</text:p>
          </table:table-cell>
          <table:table-cell table:formula="of:=([.D32]-[.E32])^2" office:value-type="float" office:value="0.298513620495997" calcext:value-type="float">
            <text:p>0,2985136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6934" calcext:value-type="float">
            <text:p>0,646934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8.910142" calcext:value-type="float">
            <text:p>28,910142</text:p>
          </table:table-cell>
          <table:table-cell table:formula="of:=([.D33]-[.E33])^2" office:value-type="float" office:value="0.623869341315997" calcext:value-type="float">
            <text:p>0,62386934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5536" calcext:value-type="float">
            <text:p>0,675536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281968" calcext:value-type="float">
            <text:p>29,281968</text:p>
          </table:table-cell>
          <table:table-cell table:formula="of:=([.D34]-[.E34])^2" office:value-type="float" office:value="4.91967482515601" calcext:value-type="float">
            <text:p>4,91967482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81837" calcext:value-type="float">
            <text:p>0,781837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0.663881" calcext:value-type="float">
            <text:p>30,663881</text:p>
          </table:table-cell>
          <table:table-cell table:formula="of:=([.D35]-[.E35])^2" office:value-type="float" office:value="0.746281743376002" calcext:value-type="float">
            <text:p>0,74628174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69151" calcext:value-type="float">
            <text:p>0,669151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198963" calcext:value-type="float">
            <text:p>29,198963</text:p>
          </table:table-cell>
          <table:table-cell table:formula="of:=([.D36]-[.E36])^2" office:value-type="float" office:value="0.638348267088996" calcext:value-type="float">
            <text:p>0,63834826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711" calcext:value-type="float">
            <text:p>0,59711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8.26243" calcext:value-type="float">
            <text:p>28,26243</text:p>
          </table:table-cell>
          <table:table-cell table:formula="of:=([.D37]-[.E37])^2" office:value-type="float" office:value="0.131353330329003" calcext:value-type="float">
            <text:p>0,13135333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74815" calcext:value-type="float">
            <text:p>0,574815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972595" calcext:value-type="float">
            <text:p>27,972595</text:p>
          </table:table-cell>
          <table:table-cell table:formula="of:=([.D38]-[.E38])^2" office:value-type="float" office:value="1.884008798464" calcext:value-type="float">
            <text:p>1,8840087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4596" calcext:value-type="float">
            <text:p>0,474596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669748" calcext:value-type="float">
            <text:p>26,669748</text:p>
          </table:table-cell>
          <table:table-cell table:formula="of:=([.D39]-[.E39])^2" office:value-type="float" office:value="0.0727650624999991" calcext:value-type="float">
            <text:p>0,07276506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7107" calcext:value-type="float">
            <text:p>0,447107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312391" calcext:value-type="float">
            <text:p>26,312391</text:p>
          </table:table-cell>
          <table:table-cell table:formula="of:=([.D40]-[.E40])^2" office:value-type="float" office:value="0.000153487320999972" calcext:value-type="float">
            <text:p>0,00015348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6058" calcext:value-type="float">
            <text:p>0,456058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428754" calcext:value-type="float">
            <text:p>26,428754</text:p>
          </table:table-cell>
          <table:table-cell table:formula="of:=([.D41]-[.E41])^2" office:value-type="float" office:value="0.000826907535999873" calcext:value-type="float">
            <text:p>0,00082690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9876" calcext:value-type="float">
            <text:p>0,459876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478388" calcext:value-type="float">
            <text:p>26,478388</text:p>
          </table:table-cell>
          <table:table-cell table:formula="of:=([.D42]-[.E42])^2" office:value-type="float" office:value="0.228854121768998" calcext:value-type="float">
            <text:p>0,22885412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771" calcext:value-type="float">
            <text:p>0,45771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45023" calcext:value-type="float">
            <text:p>26,45023</text:p>
          </table:table-cell>
          <table:table-cell table:formula="of:=([.D43]-[.E43])^2" office:value-type="float" office:value="0.0626120501759997" calcext:value-type="float">
            <text:p>0,06261205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853" calcext:value-type="float">
            <text:p>0,465853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556089" calcext:value-type="float">
            <text:p>26,556089</text:p>
          </table:table-cell>
          <table:table-cell table:formula="of:=([.D44]-[.E44])^2" office:value-type="float" office:value="0.126795102888999" calcext:value-type="float">
            <text:p>0,12679510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0104" calcext:value-type="float">
            <text:p>0,470104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611352" calcext:value-type="float">
            <text:p>26,611352</text:p>
          </table:table-cell>
          <table:table-cell table:formula="of:=([.D45]-[.E45])^2" office:value-type="float" office:value="0.373750045200999" calcext:value-type="float">
            <text:p>0,37375004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8806" calcext:value-type="float">
            <text:p>0,458806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464478" calcext:value-type="float">
            <text:p>26,464478</text:p>
          </table:table-cell>
          <table:table-cell table:formula="of:=([.D46]-[.E46])^2" office:value-type="float" office:value="0.318629767728999" calcext:value-type="float">
            <text:p>0,31862976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5753" calcext:value-type="float">
            <text:p>0,455753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424789" calcext:value-type="float">
            <text:p>26,424789</text:p>
          </table:table-cell>
          <table:table-cell table:formula="of:=([.D47]-[.E47])^2" office:value-type="float" office:value="2.639949043264" calcext:value-type="float">
            <text:p>2,63994904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88732" calcext:value-type="float">
            <text:p>0,388732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553516" calcext:value-type="float">
            <text:p>25,553516</text:p>
          </table:table-cell>
          <table:table-cell table:formula="of:=([.D48]-[.E48])^2" office:value-type="float" office:value="0.0235674692889991" calcext:value-type="float">
            <text:p>0,02356746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4389" calcext:value-type="float">
            <text:p>0,404389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5.757057" calcext:value-type="float">
            <text:p>25,757057</text:p>
          </table:table-cell>
          <table:table-cell table:formula="of:=([.D49]-[.E49])^2" office:value-type="float" office:value="0.431726529481" calcext:value-type="float">
            <text:p>0,43172652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9676" calcext:value-type="float">
            <text:p>0,399676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5.695788" calcext:value-type="float">
            <text:p>25,695788</text:p>
          </table:table-cell>
          <table:table-cell table:formula="of:=([.D50]-[.E50])^2" office:value-type="float" office:value="0.484118157796002" calcext:value-type="float">
            <text:p>0,48411815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1492" calcext:value-type="float">
            <text:p>0,401492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719396" calcext:value-type="float">
            <text:p>25,719396</text:p>
          </table:table-cell>
          <table:table-cell table:formula="of:=([.D51]-[.E51])^2" office:value-type="float" office:value="1.039166166025" calcext:value-type="float">
            <text:p>1,0391661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6313" calcext:value-type="float">
            <text:p>0,396313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652069" calcext:value-type="float">
            <text:p>25,652069</text:p>
          </table:table-cell>
          <table:table-cell table:formula="of:=([.D52]-[.E52])^2" office:value-type="float" office:value="0.425191372489003" calcext:value-type="float">
            <text:p>0,42519137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0456" calcext:value-type="float">
            <text:p>0,400456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705928" calcext:value-type="float">
            <text:p>25,705928</text:p>
          </table:table-cell>
          <table:table-cell table:formula="of:=([.D53]-[.E53])^2" office:value-type="float" office:value="0.649510270084004" calcext:value-type="float">
            <text:p>0,64951027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32" calcext:value-type="float">
            <text:p>0,4032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5.7416" calcext:value-type="float">
            <text:p>25,7416</text:p>
          </table:table-cell>
          <table:table-cell table:formula="of:=([.D54]-[.E54])^2" office:value-type="float" office:value="0.736855710408999" calcext:value-type="float">
            <text:p>0,7368557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4828" calcext:value-type="float">
            <text:p>0,484828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802764" calcext:value-type="float">
            <text:p>26,802764</text:p>
          </table:table-cell>
          <table:table-cell table:formula="of:=([.D55]-[.E55])^2" office:value-type="float" office:value="3.23006083416901" calcext:value-type="float">
            <text:p>3,23006083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27464" calcext:value-type="float">
            <text:p>0,627464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8.657032" calcext:value-type="float">
            <text:p>28,657032</text:p>
          </table:table-cell>
          <table:table-cell table:formula="of:=([.D56]-[.E56])^2" office:value-type="float" office:value="0.551994019368999" calcext:value-type="float">
            <text:p>0,55199401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07684" calcext:value-type="float">
            <text:p>0,707684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29.699892" calcext:value-type="float">
            <text:p>29,699892</text:p>
          </table:table-cell>
          <table:table-cell table:formula="of:=([.D57]-[.E57])^2" office:value-type="float" office:value="0.0100226127690001" calcext:value-type="float">
            <text:p>0,01002261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46174" calcext:value-type="float">
            <text:p>0,746174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30.200262" calcext:value-type="float">
            <text:p>30,200262</text:p>
          </table:table-cell>
          <table:table-cell table:formula="of:=([.D58]-[.E58])^2" office:value-type="float" office:value="0.489633268643995" calcext:value-type="float">
            <text:p>0,48963326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4611" calcext:value-type="float">
            <text:p>0,774611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569943" calcext:value-type="float">
            <text:p>30,569943</text:p>
          </table:table-cell>
          <table:table-cell table:formula="of:=([.D59]-[.E59])^2" office:value-type="float" office:value="0.448822283364008" calcext:value-type="float">
            <text:p>0,44882228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333" calcext:value-type="float">
            <text:p>0,67333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25329" calcext:value-type="float">
            <text:p>29,25329</text:p>
          </table:table-cell>
          <table:table-cell table:formula="of:=([.D60]-[.E60])^2" office:value-type="float" office:value="1.554293304369" calcext:value-type="float">
            <text:p>1,55429330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5491" calcext:value-type="float">
            <text:p>0,695491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541383" calcext:value-type="float">
            <text:p>29,541383</text:p>
          </table:table-cell>
          <table:table-cell table:formula="of:=([.D61]-[.E61])^2" office:value-type="float" office:value="0.433778987161002" calcext:value-type="float">
            <text:p>0,4337789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73271" calcext:value-type="float">
            <text:p>0,673271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9.252523" calcext:value-type="float">
            <text:p>29,252523</text:p>
          </table:table-cell>
          <table:table-cell table:formula="of:=([.D62]-[.E62])^2" office:value-type="float" office:value="0.897716455441002" calcext:value-type="float">
            <text:p>0,89771645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2677" calcext:value-type="float">
            <text:p>0,652677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8.984801" calcext:value-type="float">
            <text:p>28,984801</text:p>
          </table:table-cell>
          <table:table-cell table:formula="of:=([.D63]-[.E63])^2" office:value-type="float" office:value="0.265434131209" calcext:value-type="float">
            <text:p>0,2654341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38462" calcext:value-type="float">
            <text:p>0,638462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800006" calcext:value-type="float">
            <text:p>28,800006</text:p>
          </table:table-cell>
          <table:table-cell table:formula="of:=([.D64]-[.E64])^2" office:value-type="float" office:value="1.96002520008099" calcext:value-type="float">
            <text:p>1,9600252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9478" calcext:value-type="float">
            <text:p>0,529478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383214" calcext:value-type="float">
            <text:p>27,383214</text:p>
          </table:table-cell>
          <table:table-cell table:formula="of:=([.D65]-[.E65])^2" office:value-type="float" office:value="3.17983790410001" calcext:value-type="float">
            <text:p>3,17983790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2867" calcext:value-type="float">
            <text:p>0,442867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6.257271" calcext:value-type="float">
            <text:p>26,257271</text:p>
          </table:table-cell>
          <table:table-cell table:formula="of:=([.D66]-[.E66])^2" office:value-type="float" office:value="0.916362023823998" calcext:value-type="float">
            <text:p>0,9163620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92201" calcext:value-type="float">
            <text:p>0,392201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5.598613" calcext:value-type="float">
            <text:p>25,598613</text:p>
          </table:table-cell>
          <table:table-cell table:formula="of:=([.D67]-[.E67])^2" office:value-type="float" office:value="0.491946529320998" calcext:value-type="float">
            <text:p>0,49194652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19559" calcext:value-type="float">
            <text:p>0,419559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5.954267" calcext:value-type="float">
            <text:p>25,954267</text:p>
          </table:table-cell>
          <table:table-cell table:formula="of:=([.D68]-[.E68])^2" office:value-type="float" office:value="0.00294436464400015" calcext:value-type="float">
            <text:p>0,00294436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6775" calcext:value-type="float">
            <text:p>0,436775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6.178075" calcext:value-type="float">
            <text:p>26,178075</text:p>
          </table:table-cell>
          <table:table-cell table:formula="of:=([.D69]-[.E69])^2" office:value-type="float" office:value="0.0773229248999998" calcext:value-type="float">
            <text:p>0,07732292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4983" calcext:value-type="float">
            <text:p>0,464983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544779" calcext:value-type="float">
            <text:p>26,544779</text:p>
          </table:table-cell>
          <table:table-cell table:formula="of:=([.D70]-[.E70])^2" office:value-type="float" office:value="1.091573606656" calcext:value-type="float">
            <text:p>1,09157360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1639" calcext:value-type="float">
            <text:p>0,441639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241307" calcext:value-type="float">
            <text:p>26,241307</text:p>
          </table:table-cell>
          <table:table-cell table:formula="of:=([.D71]-[.E71])^2" office:value-type="float" office:value="1.302586233481" calcext:value-type="float">
            <text:p>1,30258623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0162" calcext:value-type="float">
            <text:p>0,400162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702106" calcext:value-type="float">
            <text:p>25,702106</text:p>
          </table:table-cell>
          <table:table-cell table:formula="of:=([.D72]-[.E72])^2" office:value-type="float" office:value="0.813800647880999" calcext:value-type="float">
            <text:p>0,81380064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348" calcext:value-type="float">
            <text:p>0,38348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48524" calcext:value-type="float">
            <text:p>25,48524</text:p>
          </table:table-cell>
          <table:table-cell table:formula="of:=([.D73]-[.E73])^2" office:value-type="float" office:value="0.469557969049" calcext:value-type="float">
            <text:p>0,4695579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0626" calcext:value-type="float">
            <text:p>0,380626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448138" calcext:value-type="float">
            <text:p>25,448138</text:p>
          </table:table-cell>
          <table:table-cell table:formula="of:=([.D74]-[.E74])^2" office:value-type="float" office:value="0.898973252164001" calcext:value-type="float">
            <text:p>0,89897325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72247" calcext:value-type="float">
            <text:p>0,372247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339211" calcext:value-type="float">
            <text:p>25,339211</text:p>
          </table:table-cell>
          <table:table-cell table:formula="of:=([.D75]-[.E75])^2" office:value-type="float" office:value="0.192901032025001" calcext:value-type="float">
            <text:p>0,1929010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8651" calcext:value-type="float">
            <text:p>0,398651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682463" calcext:value-type="float">
            <text:p>25,682463</text:p>
          </table:table-cell>
          <table:table-cell table:formula="of:=([.D76]-[.E76])^2" office:value-type="float" office:value="0.146275651599999" calcext:value-type="float">
            <text:p>0,14627565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8782" calcext:value-type="float">
            <text:p>0,428782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6.074166" calcext:value-type="float">
            <text:p>26,074166</text:p>
          </table:table-cell>
          <table:table-cell table:formula="of:=([.D77]-[.E77])^2" office:value-type="float" office:value="0.391666943888996" calcext:value-type="float">
            <text:p>0,39166694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04024" calcext:value-type="float">
            <text:p>0,504024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7.052312" calcext:value-type="float">
            <text:p>27,052312</text:p>
          </table:table-cell>
          <table:table-cell table:formula="of:=([.D78]-[.E78])^2" office:value-type="float" office:value="2.10919852686401" calcext:value-type="float">
            <text:p>2,10919852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8709" calcext:value-type="float">
            <text:p>0,468709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593217" calcext:value-type="float">
            <text:p>26,593217</text:p>
          </table:table-cell>
          <table:table-cell table:formula="of:=([.D79]-[.E79])^2" office:value-type="float" office:value="3.97289407694401" calcext:value-type="float">
            <text:p>3,97289407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4556" calcext:value-type="float">
            <text:p>0,404556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759228" calcext:value-type="float">
            <text:p>25,759228</text:p>
          </table:table-cell>
          <table:table-cell table:formula="of:=([.D80]-[.E80])^2" office:value-type="float" office:value="0.920124111360998" calcext:value-type="float">
            <text:p>0,92012411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80353" calcext:value-type="float">
            <text:p>0,380353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444589" calcext:value-type="float">
            <text:p>25,444589</text:p>
          </table:table-cell>
          <table:table-cell table:formula="of:=([.D81]-[.E81])^2" office:value-type="float" office:value="1.837125424836" calcext:value-type="float">
            <text:p>1,83712542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057" calcext:value-type="float">
            <text:p>0,47057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61741" calcext:value-type="float">
            <text:p>26,61741</text:p>
          </table:table-cell>
          <table:table-cell table:formula="of:=([.D82]-[.E82])^2" office:value-type="float" office:value="0.1463751081" calcext:value-type="float">
            <text:p>0,14637510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5198" calcext:value-type="float">
            <text:p>0,535198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457574" calcext:value-type="float">
            <text:p>27,457574</text:p>
          </table:table-cell>
          <table:table-cell table:formula="of:=([.D83]-[.E83])^2" office:value-type="float" office:value="1.54361491092901" calcext:value-type="float">
            <text:p>1,54361491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28565" calcext:value-type="float">
            <text:p>0,628565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8.671345" calcext:value-type="float">
            <text:p>28,671345</text:p>
          </table:table-cell>
          <table:table-cell table:formula="of:=([.D84]-[.E84])^2" office:value-type="float" office:value="0.0165536529209993" calcext:value-type="float">
            <text:p>0,01655365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76344" calcext:value-type="float">
            <text:p>0,676344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9.292472" calcext:value-type="float">
            <text:p>29,292472</text:p>
          </table:table-cell>
          <table:table-cell table:formula="of:=([.D85]-[.E85])^2" office:value-type="float" office:value="2.22749058048399" calcext:value-type="float">
            <text:p>2,22749058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941" calcext:value-type="float">
            <text:p>0,58941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8.16233" calcext:value-type="float">
            <text:p>28,16233</text:p>
          </table:table-cell>
          <table:table-cell table:formula="of:=([.D86]-[.E86])^2" office:value-type="float" office:value="0.00388565222500056" calcext:value-type="float">
            <text:p>0,00388565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7995" calcext:value-type="float">
            <text:p>0,587995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8.143935" calcext:value-type="float">
            <text:p>28,143935</text:p>
          </table:table-cell>
          <table:table-cell table:formula="of:=([.D87]-[.E87])^2" office:value-type="float" office:value="1.54736433276101" calcext:value-type="float">
            <text:p>1,54736433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3579" calcext:value-type="float">
            <text:p>0,513579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7.176527" calcext:value-type="float">
            <text:p>27,176527</text:p>
          </table:table-cell>
          <table:table-cell table:formula="of:=([.D88]-[.E88])^2" office:value-type="float" office:value="0.953593263440996" calcext:value-type="float">
            <text:p>0,95359326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8837" calcext:value-type="float">
            <text:p>0,448837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334881" calcext:value-type="float">
            <text:p>26,334881</text:p>
          </table:table-cell>
          <table:table-cell table:formula="of:=([.D89]-[.E89])^2" office:value-type="float" office:value="1.070972474884" calcext:value-type="float">
            <text:p>1,07097247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0679" calcext:value-type="float">
            <text:p>0,410679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5.838827" calcext:value-type="float">
            <text:p>25,838827</text:p>
          </table:table-cell>
          <table:table-cell table:formula="of:=([.D90]-[.E90])^2" office:value-type="float" office:value="0.192570013583998" calcext:value-type="float">
            <text:p>0,19257001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86067" calcext:value-type="float">
            <text:p>0,386067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5.518871" calcext:value-type="float">
            <text:p>25,518871</text:p>
          </table:table-cell>
          <table:table-cell table:formula="of:=([.D91]-[.E91])^2" office:value-type="float" office:value="0.0141305523839991" calcext:value-type="float">
            <text:p>0,01413055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4406" calcext:value-type="float">
            <text:p>0,404406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5.757278" calcext:value-type="float">
            <text:p>25,757278</text:p>
          </table:table-cell>
          <table:table-cell table:formula="of:=([.D92]-[.E92])^2" office:value-type="float" office:value="0.127648283840999" calcext:value-type="float">
            <text:p>0,12764828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8808" calcext:value-type="float">
            <text:p>0,418808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5.944504" calcext:value-type="float">
            <text:p>25,944504</text:p>
          </table:table-cell>
          <table:table-cell table:formula="of:=([.D93]-[.E93])^2" office:value-type="float" office:value="0.713190384035998" calcext:value-type="float">
            <text:p>0,7131903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6067" calcext:value-type="float">
            <text:p>0,416067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5.908871" calcext:value-type="float">
            <text:p>25,908871</text:p>
          </table:table-cell>
          <table:table-cell table:formula="of:=([.D94]-[.E94])^2" office:value-type="float" office:value="1.229601547876" calcext:value-type="float">
            <text:p>1,2296015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4464" calcext:value-type="float">
            <text:p>0,394464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628032" calcext:value-type="float">
            <text:p>25,628032</text:p>
          </table:table-cell>
          <table:table-cell table:formula="of:=([.D95]-[.E95])^2" office:value-type="float" office:value="0.685641961225" calcext:value-type="float">
            <text:p>0,68564196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89471" calcext:value-type="float">
            <text:p>0,389471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563123" calcext:value-type="float">
            <text:p>25,563123</text:p>
          </table:table-cell>
          <table:table-cell table:formula="of:=([.D96]-[.E96])^2" office:value-type="float" office:value="1.35285511312901" calcext:value-type="float">
            <text:p>1,35285511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68321" calcext:value-type="float">
            <text:p>0,368321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288173" calcext:value-type="float">
            <text:p>25,288173</text:p>
          </table:table-cell>
          <table:table-cell table:formula="of:=([.D97]-[.E97])^2" office:value-type="float" office:value="0.169601477928999" calcext:value-type="float">
            <text:p>0,16960147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2864" calcext:value-type="float">
            <text:p>0,432864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127232" calcext:value-type="float">
            <text:p>26,127232</text:p>
          </table:table-cell>
          <table:table-cell table:formula="of:=([.D98]-[.E98])^2" office:value-type="float" office:value="2.647896999696" calcext:value-type="float">
            <text:p>2,64789699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85579" calcext:value-type="float">
            <text:p>0,385579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5.512527" calcext:value-type="float">
            <text:p>25,512527</text:p>
          </table:table-cell>
          <table:table-cell table:formula="of:=([.D99]-[.E99])^2" office:value-type="float" office:value="1.995235350784" calcext:value-type="float">
            <text:p>1,99523535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70155" calcext:value-type="float">
            <text:p>0,370155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5.312015" calcext:value-type="float">
            <text:p>25,312015</text:p>
          </table:table-cell>
          <table:table-cell table:formula="of:=([.D100]-[.E100])^2" office:value-type="float" office:value="1.024166264121" calcext:value-type="float">
            <text:p>1,02416626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64928" calcext:value-type="float">
            <text:p>0,364928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244064" calcext:value-type="float">
            <text:p>25,244064</text:p>
          </table:table-cell>
          <table:table-cell table:formula="of:=([.D101]-[.E101])^2" office:value-type="float" office:value="1.838570571721" calcext:value-type="float">
            <text:p>1,83857057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2782" calcext:value-type="float">
            <text:p>0,462782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516166" calcext:value-type="float">
            <text:p>26,516166</text:p>
          </table:table-cell>
          <table:table-cell table:formula="of:=([.D102]-[.E102])^2" office:value-type="float" office:value="0.512899468899997" calcext:value-type="float">
            <text:p>0,51289946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74925" calcext:value-type="float">
            <text:p>0,474925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6.674025" calcext:value-type="float">
            <text:p>26,674025</text:p>
          </table:table-cell>
          <table:table-cell table:formula="of:=([.D103]-[.E103])^2" office:value-type="float" office:value="3.511980944784" calcext:value-type="float">
            <text:p>3,51198094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8109" calcext:value-type="float">
            <text:p>0,438109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6.195417" calcext:value-type="float">
            <text:p>26,195417</text:p>
          </table:table-cell>
          <table:table-cell table:formula="of:=([.D104]-[.E104])^2" office:value-type="float" office:value="1.22010581305601" calcext:value-type="float">
            <text:p>1,22010581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09826" calcext:value-type="float">
            <text:p>0,509826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127738" calcext:value-type="float">
            <text:p>27,127738</text:p>
          </table:table-cell>
          <table:table-cell table:formula="of:=([.D105]-[.E105])^2" office:value-type="float" office:value="0.596393230224996" calcext:value-type="float">
            <text:p>0,59639323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74828" calcext:value-type="float">
            <text:p>0,574828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7.972764" calcext:value-type="float">
            <text:p>27,972764</text:p>
          </table:table-cell>
          <table:table-cell table:formula="of:=([.D106]-[.E106])^2" office:value-type="float" office:value="0.182527181824003" calcext:value-type="float">
            <text:p>0,18252718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9821" calcext:value-type="float">
            <text:p>0,629821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687673" calcext:value-type="float">
            <text:p>28,687673</text:p>
          </table:table-cell>
          <table:table-cell table:formula="of:=([.D107]-[.E107])^2" office:value-type="float" office:value="0.0975469056250008" calcext:value-type="float">
            <text:p>0,09754690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84546" calcext:value-type="float">
            <text:p>0,684546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9.399098" calcext:value-type="float">
            <text:p>29,399098</text:p>
          </table:table-cell>
          <table:table-cell table:formula="of:=([.D108]-[.E108])^2" office:value-type="float" office:value="6.75533640460902" calcext:value-type="float">
            <text:p>6,75533640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3206" calcext:value-type="float">
            <text:p>0,523206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7.301678" calcext:value-type="float">
            <text:p>27,301678</text:p>
          </table:table-cell>
          <table:table-cell table:formula="of:=([.D109]-[.E109])^2" office:value-type="float" office:value="0.0406756291239978" calcext:value-type="float">
            <text:p>0,04067562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9259" calcext:value-type="float">
            <text:p>0,499259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6.990367" calcext:value-type="float">
            <text:p>26,990367</text:p>
          </table:table-cell>
          <table:table-cell table:formula="of:=([.D110]-[.E110])^2" office:value-type="float" office:value="0.152384052495999" calcext:value-type="float">
            <text:p>0,15238405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95979" calcext:value-type="float">
            <text:p>0,495979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947727" calcext:value-type="float">
            <text:p>26,947727</text:p>
          </table:table-cell>
          <table:table-cell table:formula="of:=([.D111]-[.E111])^2" office:value-type="float" office:value="2.09592794382401" calcext:value-type="float">
            <text:p>2,09592794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0558" calcext:value-type="float">
            <text:p>0,400558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5.707254" calcext:value-type="float">
            <text:p>25,707254</text:p>
          </table:table-cell>
          <table:table-cell table:formula="of:=([.D112]-[.E112])^2" office:value-type="float" office:value="0.651649333504002" calcext:value-type="float">
            <text:p>0,6516493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80991" calcext:value-type="float">
            <text:p>0,380991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5.452883" calcext:value-type="float">
            <text:p>25,452883</text:p>
          </table:table-cell>
          <table:table-cell table:formula="of:=([.D113]-[.E113])^2" office:value-type="float" office:value="1.814710740544" calcext:value-type="float">
            <text:p>1,81471074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111" calcext:value-type="float">
            <text:p>0,46111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49443" calcext:value-type="float">
            <text:p>26,49443</text:p>
          </table:table-cell>
          <table:table-cell table:formula="of:=([.D114]-[.E114])^2" office:value-type="float" office:value="0.0378022471840008" calcext:value-type="float">
            <text:p>0,03780224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423" calcext:value-type="float">
            <text:p>0,47423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6.66499" calcext:value-type="float">
            <text:p>26,66499</text:p>
          </table:table-cell>
          <table:table-cell table:formula="of:=([.D115]-[.E115])^2" office:value-type="float" office:value="0.442210370120998" calcext:value-type="float">
            <text:p>0,44221037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0959" calcext:value-type="float">
            <text:p>0,480959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752467" calcext:value-type="float">
            <text:p>26,752467</text:p>
          </table:table-cell>
          <table:table-cell table:formula="of:=([.D116]-[.E116])^2" office:value-type="float" office:value="0.305213156520997" calcext:value-type="float">
            <text:p>0,30521315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6381" calcext:value-type="float">
            <text:p>0,486381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822953" calcext:value-type="float">
            <text:p>26,822953</text:p>
          </table:table-cell>
          <table:table-cell table:formula="of:=([.D117]-[.E117])^2" office:value-type="float" office:value="0.000527069763999961" calcext:value-type="float">
            <text:p>0,00052706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6244" calcext:value-type="float">
            <text:p>0,496244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6.951172" calcext:value-type="float">
            <text:p>26,951172</text:p>
          </table:table-cell>
          <table:table-cell table:formula="of:=([.D118]-[.E118])^2" office:value-type="float" office:value="0.904726271240997" calcext:value-type="float">
            <text:p>0,90472627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6712" calcext:value-type="float">
            <text:p>0,466712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567256" calcext:value-type="float">
            <text:p>26,567256</text:p>
          </table:table-cell>
          <table:table-cell table:formula="of:=([.D119]-[.E119])^2" office:value-type="float" office:value="0.134872562499999" calcext:value-type="float">
            <text:p>0,13487256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2075" calcext:value-type="float">
            <text:p>0,472075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636975" calcext:value-type="float">
            <text:p>26,636975</text:p>
          </table:table-cell>
          <table:table-cell table:formula="of:=([.D120]-[.E120])^2" office:value-type="float" office:value="1.2927235204" calcext:value-type="float">
            <text:p>1,29272352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2279" calcext:value-type="float">
            <text:p>0,432279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119627" calcext:value-type="float">
            <text:p>26,119627</text:p>
          </table:table-cell>
          <table:table-cell table:formula="of:=([.D121]-[.E121])^2" office:value-type="float" office:value="0.671783501376002" calcext:value-type="float">
            <text:p>0,67178350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3474" calcext:value-type="float">
            <text:p>0,403474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5.745162" calcext:value-type="float">
            <text:p>25,745162</text:p>
          </table:table-cell>
          <table:table-cell table:formula="of:=([.D122]-[.E122])^2" office:value-type="float" office:value="0.555263425600003" calcext:value-type="float">
            <text:p>0,55526342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4366" calcext:value-type="float">
            <text:p>0,394366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626758" calcext:value-type="float">
            <text:p>25,626758</text:p>
          </table:table-cell>
          <table:table-cell table:formula="of:=([.D123]-[.E123])^2" office:value-type="float" office:value="0.182127511696005" calcext:value-type="float">
            <text:p>0,18212751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0808" calcext:value-type="float">
            <text:p>0,400808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710504" calcext:value-type="float">
            <text:p>25,710504</text:p>
          </table:table-cell>
          <table:table-cell table:formula="of:=([.D124]-[.E124])^2" office:value-type="float" office:value="1.233208029001" calcext:value-type="float">
            <text:p>1,2332080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0828" calcext:value-type="float">
            <text:p>0,380828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450764" calcext:value-type="float">
            <text:p>25,450764</text:p>
          </table:table-cell>
          <table:table-cell table:formula="of:=([.D125]-[.E125])^2" office:value-type="float" office:value="1.560588085225" calcext:value-type="float">
            <text:p>1,56058808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3106" calcext:value-type="float">
            <text:p>0,473106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650378" calcext:value-type="float">
            <text:p>26,650378</text:p>
          </table:table-cell>
          <table:table-cell table:formula="of:=([.D126]-[.E126])^2" office:value-type="float" office:value="4.62090053838398" calcext:value-type="float">
            <text:p>4,6209005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38349" calcext:value-type="float">
            <text:p>0,638349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8.798537" calcext:value-type="float">
            <text:p>28,798537</text:p>
          </table:table-cell>
          <table:table-cell table:formula="of:=([.D127]-[.E127])^2" office:value-type="float" office:value="0.161174949156002" calcext:value-type="float">
            <text:p>0,16117494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97007" calcext:value-type="float">
            <text:p>0,697007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561091" calcext:value-type="float">
            <text:p>29,561091</text:p>
          </table:table-cell>
          <table:table-cell table:formula="of:=([.D128]-[.E128])^2" office:value-type="float" office:value="0.703758243409003" calcext:value-type="float">
            <text:p>0,70375824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499" calcext:value-type="float">
            <text:p>0,77499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57487" calcext:value-type="float">
            <text:p>30,57487</text:p>
          </table:table-cell>
          <table:table-cell table:formula="of:=([.D129]-[.E129])^2" office:value-type="float" office:value="0.180732115875999" calcext:value-type="float">
            <text:p>0,18073211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78584" calcext:value-type="float">
            <text:p>0,778584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621592" calcext:value-type="float">
            <text:p>30,621592</text:p>
          </table:table-cell>
          <table:table-cell table:formula="of:=([.D130]-[.E130])^2" office:value-type="float" office:value="0.014783884921" calcext:value-type="float">
            <text:p>0,01478388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06271" calcext:value-type="float">
            <text:p>0,706271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9.681523" calcext:value-type="float">
            <text:p>29,681523</text:p>
          </table:table-cell>
          <table:table-cell table:formula="of:=([.D131]-[.E131])^2" office:value-type="float" office:value="1.48468619952899" calcext:value-type="float">
            <text:p>1,48468619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9654" calcext:value-type="float">
            <text:p>0,719654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9.855502" calcext:value-type="float">
            <text:p>29,855502</text:p>
          </table:table-cell>
          <table:table-cell table:formula="of:=([.D132]-[.E132])^2" office:value-type="float" office:value="2.70438025" calcext:value-type="float">
            <text:p>2,704380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1491" calcext:value-type="float">
            <text:p>0,721491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29.879383" calcext:value-type="float">
            <text:p>29,879383</text:p>
          </table:table-cell>
          <table:table-cell table:formula="of:=([.D133]-[.E133])^2" office:value-type="float" office:value="0.385169184399999" calcext:value-type="float">
            <text:p>0,38516918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3579" calcext:value-type="float">
            <text:p>0,653579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8.996527" calcext:value-type="float">
            <text:p>28,996527</text:p>
          </table:table-cell>
          <table:table-cell table:formula="of:=([.D134]-[.E134])^2" office:value-type="float" office:value="0.645576896483997" calcext:value-type="float">
            <text:p>0,64557689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301" calcext:value-type="float">
            <text:p>0,64301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85913" calcext:value-type="float">
            <text:p>28,85913</text:p>
          </table:table-cell>
          <table:table-cell table:formula="of:=([.D135]-[.E135])^2" office:value-type="float" office:value="0.576285948225001" calcext:value-type="float">
            <text:p>0,57628594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69089" calcext:value-type="float">
            <text:p>0,569089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898157" calcext:value-type="float">
            <text:p>27,898157</text:p>
          </table:table-cell>
          <table:table-cell table:formula="of:=([.D136]-[.E136])^2" office:value-type="float" office:value="0.806685996649002" calcext:value-type="float">
            <text:p>0,80668599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7414" calcext:value-type="float">
            <text:p>0,497414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6.966382" calcext:value-type="float">
            <text:p>26,966382</text:p>
          </table:table-cell>
          <table:table-cell table:formula="of:=([.D137]-[.E137])^2" office:value-type="float" office:value="4.55230016654401" calcext:value-type="float">
            <text:p>4,55230016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75982" calcext:value-type="float">
            <text:p>0,575982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987766" calcext:value-type="float">
            <text:p>27,987766</text:p>
          </table:table-cell>
          <table:table-cell table:formula="of:=([.D138]-[.E138])^2" office:value-type="float" office:value="2.213465523984" calcext:value-type="float">
            <text:p>2,2134655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8844" calcext:value-type="float">
            <text:p>0,468844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6.594972" calcext:value-type="float">
            <text:p>26,594972</text:p>
          </table:table-cell>
          <table:table-cell table:formula="of:=([.D139]-[.E139])^2" office:value-type="float" office:value="0.0870073008999996" calcext:value-type="float">
            <text:p>0,08700730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46533" calcext:value-type="float">
            <text:p>0,446533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6.304929" calcext:value-type="float">
            <text:p>26,304929</text:p>
          </table:table-cell>
          <table:table-cell table:formula="of:=([.D140]-[.E140])^2" office:value-type="float" office:value="14.402609435929" calcext:value-type="float">
            <text:p>14,40260943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50274" calcext:value-type="float">
            <text:p>0,650274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8.953562" calcext:value-type="float">
            <text:p>28,953562</text:p>
          </table:table-cell>
          <table:table-cell table:formula="of:=([.D141]-[.E141])^2" office:value-type="float" office:value="7.04138067360001" calcext:value-type="float">
            <text:p>7,04138067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4086" calcext:value-type="float">
            <text:p>0,434086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6.143118" calcext:value-type="float">
            <text:p>26,143118</text:p>
          </table:table-cell>
          <table:table-cell table:formula="of:=([.D142]-[.E142])^2" office:value-type="float" office:value="0.0246125894559994" calcext:value-type="float">
            <text:p>0,02461258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5121" calcext:value-type="float">
            <text:p>0,455121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6.416573" calcext:value-type="float">
            <text:p>26,416573</text:p>
          </table:table-cell>
          <table:table-cell table:formula="of:=([.D143]-[.E143])^2" office:value-type="float" office:value="0.266842498623999" calcext:value-type="float">
            <text:p>0,26684249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89426" calcext:value-type="float">
            <text:p>0,489426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862538" calcext:value-type="float">
            <text:p>26,862538</text:p>
          </table:table-cell>
          <table:table-cell table:formula="of:=([.D144]-[.E144])^2" office:value-type="float" office:value="17.956126576089" calcext:value-type="float">
            <text:p>17,95612657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36757" calcext:value-type="float">
            <text:p>0,636757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8.777841" calcext:value-type="float">
            <text:p>28,777841</text:p>
          </table:table-cell>
          <table:table-cell table:formula="of:=([.D145]-[.E145])^2" office:value-type="float" office:value="10.098647998569" calcext:value-type="float">
            <text:p>10,09864799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9504" calcext:value-type="float">
            <text:p>0,429504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6.083552" calcext:value-type="float">
            <text:p>26,083552</text:p>
          </table:table-cell>
          <table:table-cell table:formula="of:=([.D146]-[.E146])^2" office:value-type="float" office:value="5.839245101209" calcext:value-type="float">
            <text:p>5,83924510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0173" calcext:value-type="float">
            <text:p>0,440173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6.222249" calcext:value-type="float">
            <text:p>26,222249</text:p>
          </table:table-cell>
          <table:table-cell table:formula="of:=([.D147]-[.E147])^2" office:value-type="float" office:value="0.387188840024999" calcext:value-type="float">
            <text:p>0,387188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44159" calcext:value-type="float">
            <text:p>0,544159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7.574067" calcext:value-type="float">
            <text:p>27,574067</text:p>
          </table:table-cell>
          <table:table-cell table:formula="of:=([.D148]-[.E148])^2" office:value-type="float" office:value="5.171367076096" calcext:value-type="float">
            <text:p>5,17136707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32832" calcext:value-type="float">
            <text:p>0,332832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4.826816" calcext:value-type="float">
            <text:p>24,826816</text:p>
          </table:table-cell>
          <table:table-cell table:formula="of:=([.D149]-[.E149])^2" office:value-type="float" office:value="35.678974883344" calcext:value-type="float">
            <text:p>35,67897488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54871" calcext:value-type="float">
            <text:p>0,654871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9.013323" calcext:value-type="float">
            <text:p>29,013323</text:p>
          </table:table-cell>
          <table:table-cell table:formula="of:=([.D150]-[.E150])^2" office:value-type="float" office:value="13.056110328976" calcext:value-type="float">
            <text:p>13,0561103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74282" calcext:value-type="float">
            <text:p>0,374282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5.365666" calcext:value-type="float">
            <text:p>25,365666</text:p>
          </table:table-cell>
          <table:table-cell table:formula="of:=([.D151]-[.E151])^2" office:value-type="float" office:value="31.7456745489" calcext:value-type="float">
            <text:p>31,74567454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2604" calcext:value-type="float">
            <text:p>0,42604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6.03852" calcext:value-type="float">
            <text:p>26,03852</text:p>
          </table:table-cell>
          <table:table-cell table:formula="of:=([.D152]-[.E152])^2" office:value-type="float" office:value="0.290009175625" calcext:value-type="float">
            <text:p>0,29000917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545024" calcext:value-type="float">
            <text:p>0,545024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7.585312" calcext:value-type="float">
            <text:p>27,585312</text:p>
          </table:table-cell>
          <table:table-cell table:formula="of:=([.D153]-[.E153])^2" office:value-type="float" office:value="14.551890313636" calcext:value-type="float">
            <text:p>14,55189031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36211" calcext:value-type="float">
            <text:p>0,436211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6.170743" calcext:value-type="float">
            <text:p>26,170743</text:p>
          </table:table-cell>
          <table:table-cell table:formula="of:=([.D154]-[.E154])^2" office:value-type="float" office:value="2.04278128908098" calcext:value-type="float">
            <text:p>2,04278128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28537" calcext:value-type="float">
            <text:p>0,628537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8.670981" calcext:value-type="float">
            <text:p>28,670981</text:p>
          </table:table-cell>
          <table:table-cell table:formula="of:=([.D155]-[.E155])^2" office:value-type="float" office:value="3.884770044324" calcext:value-type="float">
            <text:p>3,88477004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31992" calcext:value-type="float">
            <text:p>0,431992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6.115896" calcext:value-type="float">
            <text:p>26,115896</text:p>
          </table:table-cell>
          <table:table-cell table:formula="of:=([.D156]-[.E156])^2" office:value-type="float" office:value="0.234359587449002" calcext:value-type="float">
            <text:p>0,2343595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46068" calcext:value-type="float">
            <text:p>0,546068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7.598884" calcext:value-type="float">
            <text:p>27,598884</text:p>
          </table:table-cell>
          <table:table-cell table:formula="of:=([.D157]-[.E157])^2" office:value-type="float" office:value="10.2471692544" calcext:value-type="float">
            <text:p>10,24716925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636942" calcext:value-type="float">
            <text:p>0,636942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8.780246" calcext:value-type="float">
            <text:p>28,780246</text:p>
          </table:table-cell>
          <table:table-cell table:formula="of:=([.D158]-[.E158])^2" office:value-type="float" office:value="0.671996620516005" calcext:value-type="float">
            <text:p>0,67199662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53399" calcext:value-type="float">
            <text:p>0,653399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8.994187" calcext:value-type="float">
            <text:p>28,994187</text:p>
          </table:table-cell>
          <table:table-cell table:formula="of:=([.D159]-[.E159])^2" office:value-type="float" office:value="1.197238625856" calcext:value-type="float">
            <text:p>1,19723862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610643" calcext:value-type="float">
            <text:p>0,610643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8.438359" calcext:value-type="float">
            <text:p>28,438359</text:p>
          </table:table-cell>
          <table:table-cell table:formula="of:=([.D160]-[.E160])^2" office:value-type="float" office:value="2.068876612881" calcext:value-type="float">
            <text:p>2,06887661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6852" calcext:value-type="float">
            <text:p>0,556852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739076" calcext:value-type="float">
            <text:p>27,739076</text:p>
          </table:table-cell>
          <table:table-cell table:formula="of:=([.D161]-[.E161])^2" office:value-type="float" office:value="1.29748729932899" calcext:value-type="float">
            <text:p>1,29748729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0455" calcext:value-type="float">
            <text:p>0,470455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615915" calcext:value-type="float">
            <text:p>26,615915</text:p>
          </table:table-cell>
          <table:table-cell table:formula="of:=([.D162]-[.E162])^2" office:value-type="float" office:value="0.00707011905599952" calcext:value-type="float">
            <text:p>0,00707011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963" calcext:value-type="float">
            <text:p>0,463963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531519" calcext:value-type="float">
            <text:p>26,531519</text:p>
          </table:table-cell>
          <table:table-cell table:formula="of:=([.D163]-[.E163])^2" office:value-type="float" office:value="0.0172977734409998" calcext:value-type="float">
            <text:p>0,01729777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6981" calcext:value-type="float">
            <text:p>0,466981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570753" calcext:value-type="float">
            <text:p>26,570753</text:p>
          </table:table-cell>
          <table:table-cell table:formula="of:=([.D164]-[.E164])^2" office:value-type="float" office:value="0.0733061040010003" calcext:value-type="float">
            <text:p>0,073306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8754" calcext:value-type="float">
            <text:p>0,468754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593802" calcext:value-type="float">
            <text:p>26,593802</text:p>
          </table:table-cell>
          <table:table-cell table:formula="of:=([.D165]-[.E165])^2" office:value-type="float" office:value="0.0112778028089996" calcext:value-type="float">
            <text:p>0,01127780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4552" calcext:value-type="float">
            <text:p>0,494552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6.929176" calcext:value-type="float">
            <text:p>26,929176</text:p>
          </table:table-cell>
          <table:table-cell table:formula="of:=([.D166]-[.E166])^2" office:value-type="float" office:value="0.280029355684002" calcext:value-type="float">
            <text:p>0,28002935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2929" calcext:value-type="float">
            <text:p>0,482929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778077" calcext:value-type="float">
            <text:p>26,778077</text:p>
          </table:table-cell>
          <table:table-cell table:formula="of:=([.D167]-[.E167])^2" office:value-type="float" office:value="0.605402261775998" calcext:value-type="float">
            <text:p>0,60540226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1615" calcext:value-type="float">
            <text:p>0,461615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500995" calcext:value-type="float">
            <text:p>26,500995</text:p>
          </table:table-cell>
          <table:table-cell table:formula="of:=([.D168]-[.E168])^2" office:value-type="float" office:value="0.491399598000999" calcext:value-type="float">
            <text:p>0,4913995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4682" calcext:value-type="float">
            <text:p>0,444682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280866" calcext:value-type="float">
            <text:p>26,280866</text:p>
          </table:table-cell>
          <table:table-cell table:formula="of:=([.D169]-[.E169])^2" office:value-type="float" office:value="0.962092224768999" calcext:value-type="float">
            <text:p>0,96209222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08301" calcext:value-type="float">
            <text:p>0,408301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5.807913" calcext:value-type="float">
            <text:p>25,807913</text:p>
          </table:table-cell>
          <table:table-cell table:formula="of:=([.D170]-[.E170])^2" office:value-type="float" office:value="0.257972568099999" calcext:value-type="float">
            <text:p>0,25797256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5997" calcext:value-type="float">
            <text:p>0,405997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5.777961" calcext:value-type="float">
            <text:p>25,777961</text:p>
          </table:table-cell>
          <table:table-cell table:formula="of:=([.D171]-[.E171])^2" office:value-type="float" office:value="0.459633829369003" calcext:value-type="float">
            <text:p>0,45963382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0889" calcext:value-type="float">
            <text:p>0,400889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711557" calcext:value-type="float">
            <text:p>25,711557</text:p>
          </table:table-cell>
          <table:table-cell table:formula="of:=([.D172]-[.E172])^2" office:value-type="float" office:value="0.000133564248999996" calcext:value-type="float">
            <text:p>0,00013356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615" calcext:value-type="float">
            <text:p>0,43615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16995" calcext:value-type="float">
            <text:p>26,16995</text:p>
          </table:table-cell>
          <table:table-cell table:formula="of:=([.D173]-[.E173])^2" office:value-type="float" office:value="1.277015262601" calcext:value-type="float">
            <text:p>1,2770152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5414" calcext:value-type="float">
            <text:p>0,535414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460382" calcext:value-type="float">
            <text:p>27,460382</text:p>
          </table:table-cell>
          <table:table-cell table:formula="of:=([.D174]-[.E174])^2" office:value-type="float" office:value="1.536645348225" calcext:value-type="float">
            <text:p>1,53664534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42174" calcext:value-type="float">
            <text:p>0,642174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8.848262" calcext:value-type="float">
            <text:p>28,848262</text:p>
          </table:table-cell>
          <table:table-cell table:formula="of:=([.D175]-[.E175])^2" office:value-type="float" office:value="1.106154924121" calcext:value-type="float">
            <text:p>1,10615492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35273" calcext:value-type="float">
            <text:p>0,735273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058549" calcext:value-type="float">
            <text:p>30,058549</text:p>
          </table:table-cell>
          <table:table-cell table:formula="of:=([.D176]-[.E176])^2" office:value-type="float" office:value="2.694341688025" calcext:value-type="float">
            <text:p>2,694341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1934" calcext:value-type="float">
            <text:p>0,841934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445142" calcext:value-type="float">
            <text:p>31,445142</text:p>
          </table:table-cell>
          <table:table-cell table:formula="of:=([.D177]-[.E177])^2" office:value-type="float" office:value="0.0649495419039998" calcext:value-type="float">
            <text:p>0,06494954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02203" calcext:value-type="float">
            <text:p>0,802203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0.928639" calcext:value-type="float">
            <text:p>30,928639</text:p>
          </table:table-cell>
          <table:table-cell table:formula="of:=([.D178]-[.E178])^2" office:value-type="float" office:value="0.759275220496" calcext:value-type="float">
            <text:p>0,75927522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77813" calcext:value-type="float">
            <text:p>0,777813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611569" calcext:value-type="float">
            <text:p>30,611569</text:p>
          </table:table-cell>
          <table:table-cell table:formula="of:=([.D179]-[.E179])^2" office:value-type="float" office:value="0.789313195489005" calcext:value-type="float">
            <text:p>0,78931319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5567" calcext:value-type="float">
            <text:p>0,725567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29.932371" calcext:value-type="float">
            <text:p>29,932371</text:p>
          </table:table-cell>
          <table:table-cell table:formula="of:=([.D180]-[.E180])^2" office:value-type="float" office:value="3.488049287424" calcext:value-type="float">
            <text:p>3,48804928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579" calcext:value-type="float">
            <text:p>0,70579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29.67527" calcext:value-type="float">
            <text:p>29,67527</text:p>
          </table:table-cell>
          <table:table-cell table:formula="of:=([.D181]-[.E181])^2" office:value-type="float" office:value="1.05006132562499" calcext:value-type="float">
            <text:p>1,05006132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51175" calcext:value-type="float">
            <text:p>0,651175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8.965275" calcext:value-type="float">
            <text:p>28,965275</text:p>
          </table:table-cell>
          <table:table-cell table:formula="of:=([.D182]-[.E182])^2" office:value-type="float" office:value="1.28761444236101" calcext:value-type="float">
            <text:p>1,28761444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01" calcext:value-type="float">
            <text:p>0,63401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8.74213" calcext:value-type="float">
            <text:p>28,74213</text:p>
          </table:table-cell>
          <table:table-cell table:formula="of:=([.D183]-[.E183])^2" office:value-type="float" office:value="0.412337358225004" calcext:value-type="float">
            <text:p>0,41233735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60404" calcext:value-type="float">
            <text:p>0,560404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785252" calcext:value-type="float">
            <text:p>27,785252</text:p>
          </table:table-cell>
          <table:table-cell table:formula="of:=([.D184]-[.E184])^2" office:value-type="float" office:value="0.469575785535994" calcext:value-type="float">
            <text:p>0,46957578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8707" calcext:value-type="float">
            <text:p>0,498707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6.983191" calcext:value-type="float">
            <text:p>26,983191</text:p>
          </table:table-cell>
          <table:table-cell table:formula="of:=([.D185]-[.E185])^2" office:value-type="float" office:value="0.0335607744159996" calcext:value-type="float">
            <text:p>0,03356077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8201" calcext:value-type="float">
            <text:p>0,488201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846613" calcext:value-type="float">
            <text:p>26,846613</text:p>
          </table:table-cell>
          <table:table-cell table:formula="of:=([.D186]-[.E186])^2" office:value-type="float" office:value="0.557435451455994" calcext:value-type="float">
            <text:p>0,55743545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4941" calcext:value-type="float">
            <text:p>0,434941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154233" calcext:value-type="float">
            <text:p>26,154233</text:p>
          </table:table-cell>
          <table:table-cell table:formula="of:=([.D187]-[.E187])^2" office:value-type="float" office:value="0.0604004352250011" calcext:value-type="float">
            <text:p>0,06040043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313" calcext:value-type="float">
            <text:p>0,45313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39069" calcext:value-type="float">
            <text:p>26,39069</text:p>
          </table:table-cell>
          <table:table-cell table:formula="of:=([.D188]-[.E188])^2" office:value-type="float" office:value="0.0119473644160004" calcext:value-type="float">
            <text:p>0,01194736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8397" calcext:value-type="float">
            <text:p>0,478397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719161" calcext:value-type="float">
            <text:p>26,719161</text:p>
          </table:table-cell>
          <table:table-cell table:formula="of:=([.D189]-[.E189])^2" office:value-type="float" office:value="0.383364058895997" calcext:value-type="float">
            <text:p>0,38336405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2375" calcext:value-type="float">
            <text:p>0,462375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510875" calcext:value-type="float">
            <text:p>26,510875</text:p>
          </table:table-cell>
          <table:table-cell table:formula="of:=([.D190]-[.E190])^2" office:value-type="float" office:value="0.260992243875998" calcext:value-type="float">
            <text:p>0,26099224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1008" calcext:value-type="float">
            <text:p>0,461008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493104" calcext:value-type="float">
            <text:p>26,493104</text:p>
          </table:table-cell>
          <table:table-cell table:formula="of:=([.D191]-[.E191])^2" office:value-type="float" office:value="0.797627610000001" calcext:value-type="float">
            <text:p>0,797627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2211" calcext:value-type="float">
            <text:p>0,432211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118743" calcext:value-type="float">
            <text:p>26,118743</text:p>
          </table:table-cell>
          <table:table-cell table:formula="of:=([.D192]-[.E192])^2" office:value-type="float" office:value="0.101599650009001" calcext:value-type="float">
            <text:p>0,101599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235" calcext:value-type="float">
            <text:p>0,436235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171055" calcext:value-type="float">
            <text:p>26,171055</text:p>
          </table:table-cell>
          <table:table-cell table:formula="of:=([.D193]-[.E193])^2" office:value-type="float" office:value="0.137684781480999" calcext:value-type="float">
            <text:p>0,13768478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52" calcext:value-type="float">
            <text:p>0,4452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2876" calcext:value-type="float">
            <text:p>26,2876</text:p>
          </table:table-cell>
          <table:table-cell table:formula="of:=([.D194]-[.E194])^2" office:value-type="float" office:value="0.620321636024999" calcext:value-type="float">
            <text:p>0,6203216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2249" calcext:value-type="float">
            <text:p>0,432249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6.119237" calcext:value-type="float">
            <text:p>26,119237</text:p>
          </table:table-cell>
          <table:table-cell table:formula="of:=([.D195]-[.E195])^2" office:value-type="float" office:value="1.038848139121" calcext:value-type="float">
            <text:p>1,03884813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1527" calcext:value-type="float">
            <text:p>0,411527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5.849851" calcext:value-type="float">
            <text:p>25,849851</text:p>
          </table:table-cell>
          <table:table-cell table:formula="of:=([.D196]-[.E196])^2" office:value-type="float" office:value="0.562279521609003" calcext:value-type="float">
            <text:p>0,56227952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1931" calcext:value-type="float">
            <text:p>0,401931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725103" calcext:value-type="float">
            <text:p>25,725103</text:p>
          </table:table-cell>
          <table:table-cell table:formula="of:=([.D197]-[.E197])^2" office:value-type="float" office:value="0.600456061881006" calcext:value-type="float">
            <text:p>0,60045606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4894" calcext:value-type="float">
            <text:p>0,474894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673622" calcext:value-type="float">
            <text:p>26,673622</text:p>
          </table:table-cell>
          <table:table-cell table:formula="of:=([.D198]-[.E198])^2" office:value-type="float" office:value="0.181794787876002" calcext:value-type="float">
            <text:p>0,18179478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39123" calcext:value-type="float">
            <text:p>0,539123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508599" calcext:value-type="float">
            <text:p>27,508599</text:p>
          </table:table-cell>
          <table:table-cell table:formula="of:=([.D199]-[.E199])^2" office:value-type="float" office:value="3.57737882881601" calcext:value-type="float">
            <text:p>3,57737882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60746" calcext:value-type="float">
            <text:p>0,660746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089698" calcext:value-type="float">
            <text:p>29,089698</text:p>
          </table:table-cell>
          <table:table-cell table:formula="of:=([.D200]-[.E200])^2" office:value-type="float" office:value="2.593056428209" calcext:value-type="float">
            <text:p>2,59305642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1419" calcext:value-type="float">
            <text:p>0,791419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0.788447" calcext:value-type="float">
            <text:p>30,788447</text:p>
          </table:table-cell>
          <table:table-cell table:formula="of:=([.D201]-[.E201])^2" office:value-type="float" office:value="0.0970683873639988" calcext:value-type="float">
            <text:p>0,09706838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05369" calcext:value-type="float">
            <text:p>0,805369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0.969797" calcext:value-type="float">
            <text:p>30,969797</text:p>
          </table:table-cell>
          <table:table-cell table:formula="of:=([.D202]-[.E202])^2" office:value-type="float" office:value="0.689242002436001" calcext:value-type="float">
            <text:p>0,68924200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774" calcext:value-type="float">
            <text:p>0,81774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13062" calcext:value-type="float">
            <text:p>31,13062</text:p>
          </table:table-cell>
          <table:table-cell table:formula="of:=([.D203]-[.E203])^2" office:value-type="float" office:value="0.448073600689" calcext:value-type="float">
            <text:p>0,44807360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50743" calcext:value-type="float">
            <text:p>0,750743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259659" calcext:value-type="float">
            <text:p>30,259659</text:p>
          </table:table-cell>
          <table:table-cell table:formula="of:=([.D204]-[.E204])^2" office:value-type="float" office:value="1.796508634921" calcext:value-type="float">
            <text:p>1,796508634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4165" calcext:value-type="float">
            <text:p>0,714165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29.784145" calcext:value-type="float">
            <text:p>29,784145</text:p>
          </table:table-cell>
          <table:table-cell table:formula="of:=([.D205]-[.E205])^2" office:value-type="float" office:value="1.73148753960001" calcext:value-type="float">
            <text:p>1,73148753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5243" calcext:value-type="float">
            <text:p>0,685243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9.408159" calcext:value-type="float">
            <text:p>29,408159</text:p>
          </table:table-cell>
          <table:table-cell table:formula="of:=([.D206]-[.E206])^2" office:value-type="float" office:value="0.478652271409004" calcext:value-type="float">
            <text:p>0,47865227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2237" calcext:value-type="float">
            <text:p>0,632237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8.719081" calcext:value-type="float">
            <text:p>28,719081</text:p>
          </table:table-cell>
          <table:table-cell table:formula="of:=([.D207]-[.E207])^2" office:value-type="float" office:value="0.51707892272399" calcext:value-type="float">
            <text:p>0,51707892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8003" calcext:value-type="float">
            <text:p>0,548003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624039" calcext:value-type="float">
            <text:p>27,624039</text:p>
          </table:table-cell>
          <table:table-cell table:formula="of:=([.D208]-[.E208])^2" office:value-type="float" office:value="0.389424673520995" calcext:value-type="float">
            <text:p>0,38942467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02451" calcext:value-type="float">
            <text:p>0,502451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7.031863" calcext:value-type="float">
            <text:p>27,031863</text:p>
          </table:table-cell>
          <table:table-cell table:formula="of:=([.D209]-[.E209])^2" office:value-type="float" office:value="0.868374241955999" calcext:value-type="float">
            <text:p>0,86837424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5181" calcext:value-type="float">
            <text:p>0,455181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417353" calcext:value-type="float">
            <text:p>26,417353</text:p>
          </table:table-cell>
          <table:table-cell table:formula="of:=([.D210]-[.E210])^2" office:value-type="float" office:value="0.0472397184089985" calcext:value-type="float">
            <text:p>0,04723971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24631" calcext:value-type="float">
            <text:p>0,424631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020203" calcext:value-type="float">
            <text:p>26,020203</text:p>
          </table:table-cell>
          <table:table-cell table:formula="of:=([.D211]-[.E211])^2" office:value-type="float" office:value="0.0782874804009983" calcext:value-type="float">
            <text:p>0,07828748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2733" calcext:value-type="float">
            <text:p>0,452733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385529" calcext:value-type="float">
            <text:p>26,385529</text:p>
          </table:table-cell>
          <table:table-cell table:formula="of:=([.D212]-[.E212])^2" office:value-type="float" office:value="0.0815285230239979" calcext:value-type="float">
            <text:p>0,0815285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6391" calcext:value-type="float">
            <text:p>0,456391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433083" calcext:value-type="float">
            <text:p>26,433083</text:p>
          </table:table-cell>
          <table:table-cell table:formula="of:=([.D213]-[.E213])^2" office:value-type="float" office:value="0.110946283395999" calcext:value-type="float">
            <text:p>0,11094628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698" calcext:value-type="float">
            <text:p>0,46698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57074" calcext:value-type="float">
            <text:p>26,57074</text:p>
          </table:table-cell>
          <table:table-cell table:formula="of:=([.D214]-[.E214])^2" office:value-type="float" office:value="0.758188147600002" calcext:value-type="float">
            <text:p>0,75818814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245" calcext:value-type="float">
            <text:p>0,44245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25185" calcext:value-type="float">
            <text:p>26,25185</text:p>
          </table:table-cell>
          <table:table-cell table:formula="of:=([.D215]-[.E215])^2" office:value-type="float" office:value="0.0634279188009982" calcext:value-type="float">
            <text:p>0,06342791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18" calcext:value-type="float">
            <text:p>0,4518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3734" calcext:value-type="float">
            <text:p>26,3734</text:p>
          </table:table-cell>
          <table:table-cell table:formula="of:=([.D216]-[.E216])^2" office:value-type="float" office:value="0.453467560000001" calcext:value-type="float">
            <text:p>0,453467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2086" calcext:value-type="float">
            <text:p>0,442086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247118" calcext:value-type="float">
            <text:p>26,247118</text:p>
          </table:table-cell>
          <table:table-cell table:formula="of:=([.D217]-[.E217])^2" office:value-type="float" office:value="0.418756528996003" calcext:value-type="float">
            <text:p>0,4187565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5002" calcext:value-type="float">
            <text:p>0,435002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6.155026" calcext:value-type="float">
            <text:p>26,155026</text:p>
          </table:table-cell>
          <table:table-cell table:formula="of:=([.D218]-[.E218])^2" office:value-type="float" office:value="0.912086121024005" calcext:value-type="float">
            <text:p>0,9120861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5355" calcext:value-type="float">
            <text:p>0,415355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5.899615" calcext:value-type="float">
            <text:p>25,899615</text:p>
          </table:table-cell>
          <table:table-cell table:formula="of:=([.D219]-[.E219])^2" office:value-type="float" office:value="0.999218152881006" calcext:value-type="float">
            <text:p>0,99921815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0116" calcext:value-type="float">
            <text:p>0,390116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571508" calcext:value-type="float">
            <text:p>25,571508</text:p>
          </table:table-cell>
          <table:table-cell table:formula="of:=([.D220]-[.E220])^2" office:value-type="float" office:value="0.326619108036003" calcext:value-type="float">
            <text:p>0,3266191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5638" calcext:value-type="float">
            <text:p>0,395638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643294" calcext:value-type="float">
            <text:p>25,643294</text:p>
          </table:table-cell>
          <table:table-cell table:formula="of:=([.D221]-[.E221])^2" office:value-type="float" office:value="0.309928250944001" calcext:value-type="float">
            <text:p>0,30992825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2344" calcext:value-type="float">
            <text:p>0,462344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510472" calcext:value-type="float">
            <text:p>26,510472</text:p>
          </table:table-cell>
          <table:table-cell table:formula="of:=([.D222]-[.E222])^2" office:value-type="float" office:value="2.526583367529" calcext:value-type="float">
            <text:p>2,52658336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87186" calcext:value-type="float">
            <text:p>0,587186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133418" calcext:value-type="float">
            <text:p>28,133418</text:p>
          </table:table-cell>
          <table:table-cell table:formula="of:=([.D223]-[.E223])^2" office:value-type="float" office:value="3.86746836174401" calcext:value-type="float">
            <text:p>3,86746836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30694" calcext:value-type="float">
            <text:p>0,730694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29.999022" calcext:value-type="float">
            <text:p>29,999022</text:p>
          </table:table-cell>
          <table:table-cell table:formula="of:=([.D224]-[.E224])^2" office:value-type="float" office:value="0.998048952575997" calcext:value-type="float">
            <text:p>0,99804895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8631" calcext:value-type="float">
            <text:p>0,698631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9.582203" calcext:value-type="float">
            <text:p>29,582203</text:p>
          </table:table-cell>
          <table:table-cell table:formula="of:=([.D225]-[.E225])^2" office:value-type="float" office:value="2.617270368804" calcext:value-type="float">
            <text:p>2,61727036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4438" calcext:value-type="float">
            <text:p>0,774438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567694" calcext:value-type="float">
            <text:p>30,567694</text:p>
          </table:table-cell>
          <table:table-cell table:formula="of:=([.D226]-[.E226])^2" office:value-type="float" office:value="0.283355000721004" calcext:value-type="float">
            <text:p>0,28335500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9728" calcext:value-type="float">
            <text:p>0,739728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116464" calcext:value-type="float">
            <text:p>30,116464</text:p>
          </table:table-cell>
          <table:table-cell table:formula="of:=([.D227]-[.E227])^2" office:value-type="float" office:value="2.834303564521" calcext:value-type="float">
            <text:p>2,83430356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56462" calcext:value-type="float">
            <text:p>0,756462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334006" calcext:value-type="float">
            <text:p>30,334006</text:p>
          </table:table-cell>
          <table:table-cell table:formula="of:=([.D228]-[.E228])^2" office:value-type="float" office:value="0.320349208036" calcext:value-type="float">
            <text:p>0,320349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12404" calcext:value-type="float">
            <text:p>0,712404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29.761252" calcext:value-type="float">
            <text:p>29,761252</text:p>
          </table:table-cell>
          <table:table-cell table:formula="of:=([.D229]-[.E229])^2" office:value-type="float" office:value="2.367736175025" calcext:value-type="float">
            <text:p>2,3677361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7297" calcext:value-type="float">
            <text:p>0,697297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9.564861" calcext:value-type="float">
            <text:p>29,564861</text:p>
          </table:table-cell>
          <table:table-cell table:formula="of:=([.D230]-[.E230])^2" office:value-type="float" office:value="0.286380171025004" calcext:value-type="float">
            <text:p>0,2863801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42367" calcext:value-type="float">
            <text:p>0,642367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8.850771" calcext:value-type="float">
            <text:p>28,850771</text:p>
          </table:table-cell>
          <table:table-cell table:formula="of:=([.D231]-[.E231])^2" office:value-type="float" office:value="0.903959789824007" calcext:value-type="float">
            <text:p>0,90395978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5015" calcext:value-type="float">
            <text:p>0,535015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455195" calcext:value-type="float">
            <text:p>27,455195</text:p>
          </table:table-cell>
          <table:table-cell table:formula="of:=([.D232]-[.E232])^2" office:value-type="float" office:value="0.570320998415997" calcext:value-type="float">
            <text:p>0,57032099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01928" calcext:value-type="float">
            <text:p>0,501928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7.025064" calcext:value-type="float">
            <text:p>27,025064</text:p>
          </table:table-cell>
          <table:table-cell table:formula="of:=([.D233]-[.E233])^2" office:value-type="float" office:value="0.0306043534809989" calcext:value-type="float">
            <text:p>0,03060435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9726" calcext:value-type="float">
            <text:p>0,489726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6.866438" calcext:value-type="float">
            <text:p>26,866438</text:p>
          </table:table-cell>
          <table:table-cell table:formula="of:=([.D234]-[.E234])^2" office:value-type="float" office:value="0.00112667635599955" calcext:value-type="float">
            <text:p>0,00112667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8749" calcext:value-type="float">
            <text:p>0,478749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723737" calcext:value-type="float">
            <text:p>26,723737</text:p>
          </table:table-cell>
          <table:table-cell table:formula="of:=([.D235]-[.E235])^2" office:value-type="float" office:value="0.523793797695998" calcext:value-type="float">
            <text:p>0,52379379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6407" calcext:value-type="float">
            <text:p>0,446407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303291" calcext:value-type="float">
            <text:p>26,303291</text:p>
          </table:table-cell>
          <table:table-cell table:formula="of:=([.D236]-[.E236])^2" office:value-type="float" office:value="0.0919848241000003" calcext:value-type="float">
            <text:p>0,09198482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8857" calcext:value-type="float">
            <text:p>0,448857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335141" calcext:value-type="float">
            <text:p>26,335141</text:p>
          </table:table-cell>
          <table:table-cell table:formula="of:=([.D237]-[.E237])^2" office:value-type="float" office:value="0.0552927007359992" calcext:value-type="float">
            <text:p>0,05529270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8675" calcext:value-type="float">
            <text:p>0,448675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332775" calcext:value-type="float">
            <text:p>26,332775</text:p>
          </table:table-cell>
          <table:table-cell table:formula="of:=([.D238]-[.E238])^2" office:value-type="float" office:value="0.283853462840998" calcext:value-type="float">
            <text:p>0,28385346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8015" calcext:value-type="float">
            <text:p>0,438015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6.194195" calcext:value-type="float">
            <text:p>26,194195</text:p>
          </table:table-cell>
          <table:table-cell table:formula="of:=([.D239]-[.E239])^2" office:value-type="float" office:value="0.255837686415998" calcext:value-type="float">
            <text:p>0,25583768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5062" calcext:value-type="float">
            <text:p>0,495062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6.935806" calcext:value-type="float">
            <text:p>26,935806</text:p>
          </table:table-cell>
          <table:table-cell table:formula="of:=([.D240]-[.E240])^2" office:value-type="float" office:value="2.675851454809" calcext:value-type="float">
            <text:p>2,67585145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6493" calcext:value-type="float">
            <text:p>0,426493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6.044409" calcext:value-type="float">
            <text:p>26,044409</text:p>
          </table:table-cell>
          <table:table-cell table:formula="of:=([.D241]-[.E241])^2" office:value-type="float" office:value="0.554140292835997" calcext:value-type="float">
            <text:p>0,55414029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1987" calcext:value-type="float">
            <text:p>0,411987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5.855831" calcext:value-type="float">
            <text:p>25,855831</text:p>
          </table:table-cell>
          <table:table-cell table:formula="of:=([.D242]-[.E242])^2" office:value-type="float" office:value="0.430122170569007" calcext:value-type="float">
            <text:p>0,43012217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6807" calcext:value-type="float">
            <text:p>0,406807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5.788491" calcext:value-type="float">
            <text:p>25,788491</text:p>
          </table:table-cell>
          <table:table-cell table:formula="of:=([.D243]-[.E243])^2" office:value-type="float" office:value="1.1848104801" calcext:value-type="float">
            <text:p>1,18481048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68557" calcext:value-type="float">
            <text:p>0,368557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291241" calcext:value-type="float">
            <text:p>25,291241</text:p>
          </table:table-cell>
          <table:table-cell table:formula="of:=([.D244]-[.E244])^2" office:value-type="float" office:value="0.349564737599999" calcext:value-type="float">
            <text:p>0,34956473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5602" calcext:value-type="float">
            <text:p>0,385602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512826" calcext:value-type="float">
            <text:p>25,512826</text:p>
          </table:table-cell>
          <table:table-cell table:formula="of:=([.D245]-[.E245])^2" office:value-type="float" office:value="0.0978638602240024" calcext:value-type="float">
            <text:p>0,09786386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0792" calcext:value-type="float">
            <text:p>0,410792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5.840296" calcext:value-type="float">
            <text:p>25,840296</text:p>
          </table:table-cell>
          <table:table-cell table:formula="of:=([.D246]-[.E246])^2" office:value-type="float" office:value="0.739089248208999" calcext:value-type="float">
            <text:p>0,73908924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7366" calcext:value-type="float">
            <text:p>0,497366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6.965758" calcext:value-type="float">
            <text:p>26,965758</text:p>
          </table:table-cell>
          <table:table-cell table:formula="of:=([.D247]-[.E247])^2" office:value-type="float" office:value="3.36446572550398" calcext:value-type="float">
            <text:p>3,36446572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35315" calcext:value-type="float">
            <text:p>0,635315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8.759095" calcext:value-type="float">
            <text:p>28,759095</text:p>
          </table:table-cell>
          <table:table-cell table:formula="of:=([.D248]-[.E248])^2" office:value-type="float" office:value="2.69254952820099" calcext:value-type="float">
            <text:p>2,69254952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66105" calcext:value-type="float">
            <text:p>0,766105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0.459365" calcext:value-type="float">
            <text:p>30,459365</text:p>
          </table:table-cell>
          <table:table-cell table:formula="of:=([.D249]-[.E249])^2" office:value-type="float" office:value="0.116034928321002" calcext:value-type="float">
            <text:p>0,1160349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10544" calcext:value-type="float">
            <text:p>0,810544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1.037072" calcext:value-type="float">
            <text:p>31,037072</text:p>
          </table:table-cell>
          <table:table-cell table:formula="of:=([.D250]-[.E250])^2" office:value-type="float" office:value="0.543278081475994" calcext:value-type="float">
            <text:p>0,54327808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44163" calcext:value-type="float">
            <text:p>0,744163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30.174119" calcext:value-type="float">
            <text:p>30,174119</text:p>
          </table:table-cell>
          <table:table-cell table:formula="of:=([.D251]-[.E251])^2" office:value-type="float" office:value="0.181373774399996" calcext:value-type="float">
            <text:p>0,18137377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2193" calcext:value-type="float">
            <text:p>0,712193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758509" calcext:value-type="float">
            <text:p>29,758509</text:p>
          </table:table-cell>
          <table:table-cell table:formula="of:=([.D252]-[.E252])^2" office:value-type="float" office:value="1.54128997116901" calcext:value-type="float">
            <text:p>1,54128997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99369" calcext:value-type="float">
            <text:p>0,699369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591797" calcext:value-type="float">
            <text:p>29,591797</text:p>
          </table:table-cell>
          <table:table-cell table:formula="of:=([.D253]-[.E253])^2" office:value-type="float" office:value="1.459764154849" calcext:value-type="float">
            <text:p>1,45976415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899" calcext:value-type="float">
            <text:p>0,67899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32687" calcext:value-type="float">
            <text:p>29,32687</text:p>
          </table:table-cell>
          <table:table-cell table:formula="of:=([.D254]-[.E254])^2" office:value-type="float" office:value="1.37624103568899" calcext:value-type="float">
            <text:p>1,37624103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77128" calcext:value-type="float">
            <text:p>0,677128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302664" calcext:value-type="float">
            <text:p>29,302664</text:p>
          </table:table-cell>
          <table:table-cell table:formula="of:=([.D255]-[.E255])^2" office:value-type="float" office:value="0.486273312889001" calcext:value-type="float">
            <text:p>0,48627331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50534" calcext:value-type="float">
            <text:p>0,650534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8.956942" calcext:value-type="float">
            <text:p>28,956942</text:p>
          </table:table-cell>
          <table:table-cell table:formula="of:=([.D256]-[.E256])^2" office:value-type="float" office:value="0.734358160808997" calcext:value-type="float">
            <text:p>0,73435816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7781" calcext:value-type="float">
            <text:p>0,557781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751153" calcext:value-type="float">
            <text:p>27,751153</text:p>
          </table:table-cell>
          <table:table-cell table:formula="of:=([.D257]-[.E257])^2" office:value-type="float" office:value="4.62744202020102" calcext:value-type="float">
            <text:p>4,62744202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7902" calcext:value-type="float">
            <text:p>0,447902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6.322726" calcext:value-type="float">
            <text:p>26,322726</text:p>
          </table:table-cell>
          <table:table-cell table:formula="of:=([.D258]-[.E258])^2" office:value-type="float" office:value="0.273246652899999" calcext:value-type="float">
            <text:p>0,27324665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09079" calcext:value-type="float">
            <text:p>0,409079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5.818027" calcext:value-type="float">
            <text:p>25,818027</text:p>
          </table:table-cell>
          <table:table-cell table:formula="of:=([.D259]-[.E259])^2" office:value-type="float" office:value="3.541814844841" calcext:value-type="float">
            <text:p>3,54181484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7629" calcext:value-type="float">
            <text:p>0,497629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969177" calcext:value-type="float">
            <text:p>26,969177</text:p>
          </table:table-cell>
          <table:table-cell table:formula="of:=([.D260]-[.E260])^2" office:value-type="float" office:value="4.540381087489" calcext:value-type="float">
            <text:p>4,54038108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1907" calcext:value-type="float">
            <text:p>0,631907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8.714791" calcext:value-type="float">
            <text:p>28,714791</text:p>
          </table:table-cell>
          <table:table-cell table:formula="of:=([.D261]-[.E261])^2" office:value-type="float" office:value="5.68924582579599" calcext:value-type="float">
            <text:p>5,68924582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795005" calcext:value-type="float">
            <text:p>0,795005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0.835065" calcext:value-type="float">
            <text:p>30,835065</text:p>
          </table:table-cell>
          <table:table-cell table:formula="of:=([.D262]-[.E262])^2" office:value-type="float" office:value="3.01047137504099" calcext:value-type="float">
            <text:p>3,010471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7861" calcext:value-type="float">
            <text:p>0,67861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9.32193" calcext:value-type="float">
            <text:p>29,32193</text:p>
          </table:table-cell>
          <table:table-cell table:formula="of:=([.D263]-[.E263])^2" office:value-type="float" office:value="0.000480968760999938" calcext:value-type="float">
            <text:p>0,00048096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5646" calcext:value-type="float">
            <text:p>0,655646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9.023398" calcext:value-type="float">
            <text:p>29,023398</text:p>
          </table:table-cell>
          <table:table-cell table:formula="of:=([.D264]-[.E264])^2" office:value-type="float" office:value="0.227153279235997" calcext:value-type="float">
            <text:p>0,22715327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55675" calcext:value-type="float">
            <text:p>0,655675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9.023775" calcext:value-type="float">
            <text:p>29,023775</text:p>
          </table:table-cell>
          <table:table-cell table:formula="of:=([.D265]-[.E265])^2" office:value-type="float" office:value="10.088405250625" calcext:value-type="float">
            <text:p>10,08840525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48835" calcext:value-type="float">
            <text:p>0,748835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30.234855" calcext:value-type="float">
            <text:p>30,234855</text:p>
          </table:table-cell>
          <table:table-cell table:formula="of:=([.D266]-[.E266])^2" office:value-type="float" office:value="4.68787452250002" calcext:value-type="float">
            <text:p>4,68787452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80012" calcext:value-type="float">
            <text:p>0,780012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0.640156" calcext:value-type="float">
            <text:p>30,640156</text:p>
          </table:table-cell>
          <table:table-cell table:formula="of:=([.D267]-[.E267])^2" office:value-type="float" office:value="0.739335143716008" calcext:value-type="float">
            <text:p>0,739335143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4222" calcext:value-type="float">
            <text:p>0,74222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14886" calcext:value-type="float">
            <text:p>30,14886</text:p>
          </table:table-cell>
          <table:table-cell table:formula="of:=([.D268]-[.E268])^2" office:value-type="float" office:value="0.201478890496004" calcext:value-type="float">
            <text:p>0,20147889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5702" calcext:value-type="float">
            <text:p>0,65702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9.04126" calcext:value-type="float">
            <text:p>29,04126</text:p>
          </table:table-cell>
          <table:table-cell table:formula="of:=([.D269]-[.E269])^2" office:value-type="float" office:value="0.411219517696" calcext:value-type="float">
            <text:p>0,41121951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9178" calcext:value-type="float">
            <text:p>0,569178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7.899314" calcext:value-type="float">
            <text:p>27,899314</text:p>
          </table:table-cell>
          <table:table-cell table:formula="of:=([.D270]-[.E270])^2" office:value-type="float" office:value="0.0397268678559998" calcext:value-type="float">
            <text:p>0,03972686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30612" calcext:value-type="float">
            <text:p>0,530612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397956" calcext:value-type="float">
            <text:p>27,397956</text:p>
          </table:table-cell>
          <table:table-cell table:formula="of:=([.D271]-[.E271])^2" office:value-type="float" office:value="0.0104142024999997" calcext:value-type="float">
            <text:p>0,01041420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9415" calcext:value-type="float">
            <text:p>0,509415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122395" calcext:value-type="float">
            <text:p>27,122395</text:p>
          </table:table-cell>
          <table:table-cell table:formula="of:=([.D272]-[.E272])^2" office:value-type="float" office:value="0.178418380815999" calcext:value-type="float">
            <text:p>0,17841838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80109" calcext:value-type="float">
            <text:p>0,480109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741417" calcext:value-type="float">
            <text:p>26,741417</text:p>
          </table:table-cell>
          <table:table-cell table:formula="of:=([.D273]-[.E273])^2" office:value-type="float" office:value="0.210302953743999" calcext:value-type="float">
            <text:p>0,21030295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2189" calcext:value-type="float">
            <text:p>0,502189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7.028457" calcext:value-type="float">
            <text:p>27,028457</text:p>
          </table:table-cell>
          <table:table-cell table:formula="of:=([.D274]-[.E274])^2" office:value-type="float" office:value="0.183572830115996" calcext:value-type="float">
            <text:p>0,18357283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9989" calcext:value-type="float">
            <text:p>0,489989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869857" calcext:value-type="float">
            <text:p>26,869857</text:p>
          </table:table-cell>
          <table:table-cell table:formula="of:=([.D275]-[.E275])^2" office:value-type="float" office:value="0.136798638768999" calcext:value-type="float">
            <text:p>0,13679863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5441" calcext:value-type="float">
            <text:p>0,475441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680733" calcext:value-type="float">
            <text:p>26,680733</text:p>
          </table:table-cell>
          <table:table-cell table:formula="of:=([.D276]-[.E276])^2" office:value-type="float" office:value="0.078812140225" calcext:value-type="float">
            <text:p>0,07881214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0346" calcext:value-type="float">
            <text:p>0,480346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744498" calcext:value-type="float">
            <text:p>26,744498</text:p>
          </table:table-cell>
          <table:table-cell table:formula="of:=([.D277]-[.E277])^2" office:value-type="float" office:value="0.0597822060159996" calcext:value-type="float">
            <text:p>0,0597822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6906" calcext:value-type="float">
            <text:p>0,476906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699778" calcext:value-type="float">
            <text:p>26,699778</text:p>
          </table:table-cell>
          <table:table-cell table:formula="of:=([.D278]-[.E278])^2" office:value-type="float" office:value="0.159820850176002" calcext:value-type="float">
            <text:p>0,159820850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6108" calcext:value-type="float">
            <text:p>0,476108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689404" calcext:value-type="float">
            <text:p>26,689404</text:p>
          </table:table-cell>
          <table:table-cell table:formula="of:=([.D279]-[.E279])^2" office:value-type="float" office:value="0.623150781200999" calcext:value-type="float">
            <text:p>0,62315078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2513" calcext:value-type="float">
            <text:p>0,452513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382669" calcext:value-type="float">
            <text:p>26,382669</text:p>
          </table:table-cell>
          <table:table-cell table:formula="of:=([.D280]-[.E280])^2" office:value-type="float" office:value="0.232964536896" calcext:value-type="float">
            <text:p>0,23296453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7265" calcext:value-type="float">
            <text:p>0,447265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314445" calcext:value-type="float">
            <text:p>26,314445</text:p>
          </table:table-cell>
          <table:table-cell table:formula="of:=([.D281]-[.E281])^2" office:value-type="float" office:value="0.784216513599997" calcext:value-type="float">
            <text:p>0,78421651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5363" calcext:value-type="float">
            <text:p>0,515363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199719" calcext:value-type="float">
            <text:p>27,199719</text:p>
          </table:table-cell>
          <table:table-cell table:formula="of:=([.D282]-[.E282])^2" office:value-type="float" office:value="0.0898290812250037" calcext:value-type="float">
            <text:p>0,08982908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2969" calcext:value-type="float">
            <text:p>0,522969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298597" calcext:value-type="float">
            <text:p>27,298597</text:p>
          </table:table-cell>
          <table:table-cell table:formula="of:=([.D283]-[.E283])^2" office:value-type="float" office:value="0.488033576836" calcext:value-type="float">
            <text:p>0,48803357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2786" calcext:value-type="float">
            <text:p>0,512786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7.166218" calcext:value-type="float">
            <text:p>27,166218</text:p>
          </table:table-cell>
          <table:table-cell table:formula="of:=([.D284]-[.E284])^2" office:value-type="float" office:value="0.933565628943997" calcext:value-type="float">
            <text:p>0,93356562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82178" calcext:value-type="float">
            <text:p>0,482178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768314" calcext:value-type="float">
            <text:p>26,768314</text:p>
          </table:table-cell>
          <table:table-cell table:formula="of:=([.D285]-[.E285])^2" office:value-type="float" office:value="0.937639749124" calcext:value-type="float">
            <text:p>0,93763974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5468" calcext:value-type="float">
            <text:p>0,435468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161084" calcext:value-type="float">
            <text:p>26,161084</text:p>
          </table:table-cell>
          <table:table-cell table:formula="of:=([.D286]-[.E286])^2" office:value-type="float" office:value="0.923693988100011" calcext:value-type="float">
            <text:p>0,92369398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0216" calcext:value-type="float">
            <text:p>0,400216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702808" calcext:value-type="float">
            <text:p>25,702808</text:p>
          </table:table-cell>
          <table:table-cell table:formula="of:=([.D287]-[.E287])^2" office:value-type="float" office:value="0.644491051204" calcext:value-type="float">
            <text:p>0,64449105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79044" calcext:value-type="float">
            <text:p>0,379044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427572" calcext:value-type="float">
            <text:p>25,427572</text:p>
          </table:table-cell>
          <table:table-cell table:formula="of:=([.D288]-[.E288])^2" office:value-type="float" office:value="0.107304725476001" calcext:value-type="float">
            <text:p>0,10730472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1946" calcext:value-type="float">
            <text:p>0,391946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595298" calcext:value-type="float">
            <text:p>25,595298</text:p>
          </table:table-cell>
          <table:table-cell table:formula="of:=([.D289]-[.E289])^2" office:value-type="float" office:value="0.483430965264003" calcext:value-type="float">
            <text:p>0,48343096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234" calcext:value-type="float">
            <text:p>0,39234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60042" calcext:value-type="float">
            <text:p>25,60042</text:p>
          </table:table-cell>
          <table:table-cell table:formula="of:=([.D290]-[.E290])^2" office:value-type="float" office:value="1.209073977241" calcext:value-type="float">
            <text:p>1,20907397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6034" calcext:value-type="float">
            <text:p>0,486034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818442" calcext:value-type="float">
            <text:p>26,818442</text:p>
          </table:table-cell>
          <table:table-cell table:formula="of:=([.D291]-[.E291])^2" office:value-type="float" office:value="0.777140981136006" calcext:value-type="float">
            <text:p>0,77714098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83084" calcext:value-type="float">
            <text:p>0,583084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8.080092" calcext:value-type="float">
            <text:p>28,080092</text:p>
          </table:table-cell>
          <table:table-cell table:formula="of:=([.D292]-[.E292])^2" office:value-type="float" office:value="0.608541968280998" calcext:value-type="float">
            <text:p>0,608541968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7588" calcext:value-type="float">
            <text:p>0,577588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8.008644" calcext:value-type="float">
            <text:p>28,008644</text:p>
          </table:table-cell>
          <table:table-cell table:formula="of:=([.D293]-[.E293])^2" office:value-type="float" office:value="0.370451170609006" calcext:value-type="float">
            <text:p>0,37045117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76442" calcext:value-type="float">
            <text:p>0,576442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993746" calcext:value-type="float">
            <text:p>27,993746</text:p>
          </table:table-cell>
          <table:table-cell table:formula="of:=([.D294]-[.E294])^2" office:value-type="float" office:value="4.86756553753598" calcext:value-type="float">
            <text:p>4,86756553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93009" calcext:value-type="float">
            <text:p>0,693009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9.509117" calcext:value-type="float">
            <text:p>29,509117</text:p>
          </table:table-cell>
          <table:table-cell table:formula="of:=([.D295]-[.E295])^2" office:value-type="float" office:value="5.71631673792402" calcext:value-type="float">
            <text:p>5,71631673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13988" calcext:value-type="float">
            <text:p>0,813988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081844" calcext:value-type="float">
            <text:p>31,081844</text:p>
          </table:table-cell>
          <table:table-cell table:formula="of:=([.D296]-[.E296])^2" office:value-type="float" office:value="3.6792994225" calcext:value-type="float">
            <text:p>3,67929942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2411035629739" calcext:value-type="float">
            <text:p>1,24110356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41:50.5119475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42:23.406045851</dc:date>
    <meta:editing-duration>PT38M32S</meta:editing-duration>
    <meta:editing-cycles>17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594374">
                <text:p>26.594374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03773">
                <text:p>26.60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410449">
                <text:p>27.410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573143">
                <text:p>28.573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29.955342">
                <text:p>29.955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17918">
                <text:p>30.81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19975">
                <text:p>30.419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182049">
                <text:p>30.182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633904">
                <text:p>29.63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819167">
                <text:p>29.819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50427">
                <text:p>28.350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72292">
                <text:p>28.072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67015">
                <text:p>27.6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25353">
                <text:p>26.62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3688">
                <text:p>26.73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0172">
                <text:p>26.90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957">
                <text:p>26.5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09812">
                <text:p>26.109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486201">
                <text:p>26.486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311664">
                <text:p>25.311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067771">
                <text:p>25.067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039445">
                <text:p>24.039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000978">
                <text:p>24.000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711311">
                <text:p>24.711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955035">
                <text:p>24.955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476179">
                <text:p>25.476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41355">
                <text:p>26.341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76068">
                <text:p>27.276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299064">
                <text:p>28.299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2013">
                <text:p>28.82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453634">
                <text:p>28.453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10142">
                <text:p>28.910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81968">
                <text:p>29.281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663881">
                <text:p>30.6638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198963">
                <text:p>29.198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26243">
                <text:p>28.26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972595">
                <text:p>27.972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69748">
                <text:p>26.669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12391">
                <text:p>26.312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28754">
                <text:p>26.4287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78388">
                <text:p>26.478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5023">
                <text:p>26.45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56089">
                <text:p>26.556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11352">
                <text:p>26.611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4478">
                <text:p>26.464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24789">
                <text:p>26.424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553516">
                <text:p>25.553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57057">
                <text:p>25.757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95788">
                <text:p>25.695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19396">
                <text:p>25.719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52069">
                <text:p>25.652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05928">
                <text:p>25.705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416">
                <text:p>25.7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02764">
                <text:p>26.802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657032">
                <text:p>28.657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699892">
                <text:p>29.699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200262">
                <text:p>30.200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569943">
                <text:p>30.569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5329">
                <text:p>29.253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41383">
                <text:p>29.541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252523">
                <text:p>29.252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84801">
                <text:p>28.984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800006">
                <text:p>28.800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83214">
                <text:p>27.383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57271">
                <text:p>26.257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598613">
                <text:p>25.5986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954267">
                <text:p>25.954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78075">
                <text:p>26.178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44779">
                <text:p>26.544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41307">
                <text:p>26.241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02106">
                <text:p>25.702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48524">
                <text:p>25.485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448138">
                <text:p>25.448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339211">
                <text:p>25.339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82463">
                <text:p>25.682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74166">
                <text:p>26.074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052312">
                <text:p>27.052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93217">
                <text:p>26.593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59228">
                <text:p>25.7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444589">
                <text:p>25.444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1741">
                <text:p>26.61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457574">
                <text:p>27.457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671345">
                <text:p>28.671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292472">
                <text:p>29.292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6233">
                <text:p>28.16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143935">
                <text:p>28.1439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76527">
                <text:p>27.176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34881">
                <text:p>26.334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38827">
                <text:p>25.838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518871">
                <text:p>25.518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57278">
                <text:p>25.757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44504">
                <text:p>25.944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08871">
                <text:p>25.908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28032">
                <text:p>25.628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563123">
                <text:p>25.5631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288173">
                <text:p>25.288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27232">
                <text:p>26.127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512527">
                <text:p>25.5125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312015">
                <text:p>25.312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244064">
                <text:p>25.2440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16166">
                <text:p>26.516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674025">
                <text:p>26.6740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95417">
                <text:p>26.1954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27738">
                <text:p>27.127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972764">
                <text:p>27.972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687673">
                <text:p>28.6876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99098">
                <text:p>29.399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301678">
                <text:p>27.301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90367">
                <text:p>26.9903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947727">
                <text:p>26.947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07254">
                <text:p>25.707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452883">
                <text:p>25.452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9443">
                <text:p>26.49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6499">
                <text:p>26.66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52467">
                <text:p>26.7524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22953">
                <text:p>26.822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51172">
                <text:p>26.951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67256">
                <text:p>26.567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36975">
                <text:p>26.636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19627">
                <text:p>26.1196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45162">
                <text:p>25.745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26758">
                <text:p>25.626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10504">
                <text:p>25.710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450764">
                <text:p>25.4507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50378">
                <text:p>26.650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8.798537">
                <text:p>28.798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561091">
                <text:p>29.5610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7487">
                <text:p>30.574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621592">
                <text:p>30.621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681523">
                <text:p>29.6815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55502">
                <text:p>29.855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879383">
                <text:p>29.879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96527">
                <text:p>28.9965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5913">
                <text:p>28.859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898157">
                <text:p>27.898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966382">
                <text:p>26.966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987766">
                <text:p>27.987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94972">
                <text:p>26.594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304929">
                <text:p>26.3049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953562">
                <text:p>28.9535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43118">
                <text:p>26.143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16573">
                <text:p>26.4165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862538">
                <text:p>26.8625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777841">
                <text:p>28.7778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083552">
                <text:p>26.083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22249">
                <text:p>26.222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574067">
                <text:p>27.574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4.826816">
                <text:p>24.826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013323">
                <text:p>29.013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365666">
                <text:p>25.365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03852">
                <text:p>26.038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7.585312">
                <text:p>27.585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170743">
                <text:p>26.17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670981">
                <text:p>28.670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115896">
                <text:p>26.115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598884">
                <text:p>27.5988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8.780246">
                <text:p>28.7802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994187">
                <text:p>28.9941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438359">
                <text:p>28.4383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39076">
                <text:p>27.739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15915">
                <text:p>26.615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1519">
                <text:p>26.531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70753">
                <text:p>26.570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93802">
                <text:p>26.5938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29176">
                <text:p>26.929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78077">
                <text:p>26.778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00995">
                <text:p>26.500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80866">
                <text:p>26.2808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07913">
                <text:p>25.807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7961">
                <text:p>25.7779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711557">
                <text:p>25.7115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6995">
                <text:p>26.169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460382">
                <text:p>27.460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8.848262">
                <text:p>28.8482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058549">
                <text:p>30.058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445142">
                <text:p>31.445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928639">
                <text:p>30.9286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611569">
                <text:p>30.6115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932371">
                <text:p>29.932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7527">
                <text:p>29.675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965275">
                <text:p>28.9652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213">
                <text:p>28.74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785252">
                <text:p>27.785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83191">
                <text:p>26.983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6613">
                <text:p>26.8466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54233">
                <text:p>26.1542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39069">
                <text:p>26.39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19161">
                <text:p>26.719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10875">
                <text:p>26.510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93104">
                <text:p>26.493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18743">
                <text:p>26.118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1055">
                <text:p>26.171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876">
                <text:p>26.28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19237">
                <text:p>26.1192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49851">
                <text:p>25.8498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25103">
                <text:p>25.725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73622">
                <text:p>26.673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508599">
                <text:p>27.5085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089698">
                <text:p>29.089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88447">
                <text:p>30.788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969797">
                <text:p>30.969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3062">
                <text:p>31.13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259659">
                <text:p>30.2596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784145">
                <text:p>29.784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08159">
                <text:p>29.408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19081">
                <text:p>28.7190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24039">
                <text:p>27.6240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031863">
                <text:p>27.031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17353">
                <text:p>26.417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020203">
                <text:p>26.020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85529">
                <text:p>26.385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33083">
                <text:p>26.4330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7074">
                <text:p>26.570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5185">
                <text:p>26.251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734">
                <text:p>26.37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47118">
                <text:p>26.2471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55026">
                <text:p>26.1550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99615">
                <text:p>25.8996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571508">
                <text:p>25.571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643294">
                <text:p>25.643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10472">
                <text:p>26.510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133418">
                <text:p>28.1334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29.999022">
                <text:p>29.9990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82203">
                <text:p>29.582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67694">
                <text:p>30.5676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16464">
                <text:p>30.116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334006">
                <text:p>30.334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761252">
                <text:p>29.761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64861">
                <text:p>29.564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850771">
                <text:p>28.8507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455195">
                <text:p>27.4551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025064">
                <text:p>27.025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66438">
                <text:p>26.866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23737">
                <text:p>26.723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03291">
                <text:p>26.303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35141">
                <text:p>26.3351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32775">
                <text:p>26.3327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94195">
                <text:p>26.1941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35806">
                <text:p>26.935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44409">
                <text:p>26.0444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55831">
                <text:p>25.855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88491">
                <text:p>25.788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291241">
                <text:p>25.2912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12826">
                <text:p>25.512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40296">
                <text:p>25.840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965758">
                <text:p>26.9657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8.759095">
                <text:p>28.7590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459365">
                <text:p>30.4593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37072">
                <text:p>31.0370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74119">
                <text:p>30.174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58509">
                <text:p>29.758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591797">
                <text:p>29.5917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2687">
                <text:p>29.32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02664">
                <text:p>29.302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56942">
                <text:p>28.9569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751153">
                <text:p>27.7511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22726">
                <text:p>26.3227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5.818027">
                <text:p>25.8180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969177">
                <text:p>26.9691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14791">
                <text:p>28.7147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835065">
                <text:p>30.835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2193">
                <text:p>29.321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9.023398">
                <text:p>29.0233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9.023775">
                <text:p>29.0237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234855">
                <text:p>30.2348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640156">
                <text:p>30.6401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14886">
                <text:p>30.148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04126">
                <text:p>29.041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99314">
                <text:p>27.8993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97956">
                <text:p>27.39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122395">
                <text:p>27.1223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41417">
                <text:p>26.7414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28457">
                <text:p>27.0284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69857">
                <text:p>26.869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80733">
                <text:p>26.6807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44498">
                <text:p>26.744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99778">
                <text:p>26.699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89404">
                <text:p>26.6894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82669">
                <text:p>26.3826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14445">
                <text:p>26.3144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99719">
                <text:p>27.1997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98597">
                <text:p>27.2985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66218">
                <text:p>27.1662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68314">
                <text:p>26.7683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61084">
                <text:p>26.1610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02808">
                <text:p>25.7028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427572">
                <text:p>25.4275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595298">
                <text:p>25.595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0042">
                <text:p>25.600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18442">
                <text:p>26.8184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080092">
                <text:p>28.0800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008644">
                <text:p>28.0086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993746">
                <text:p>27.9937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509117">
                <text:p>29.509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081844">
                <text:p>31.08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